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6.68mm"/>
    </style:style>
    <style:style style:name="co2" style:family="table-column">
      <style:table-column-properties fo:break-before="auto" style:column-width="57.82mm"/>
    </style:style>
    <style:style style:name="co3" style:family="table-column">
      <style:table-column-properties fo:break-before="auto" style:column-width="31.17mm"/>
    </style:style>
    <style:style style:name="co4" style:family="table-column">
      <style:table-column-properties fo:break-before="auto" style:column-width="63.2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55.86mm"/>
    </style:style>
    <style:style style:name="co7" style:family="table-column">
      <style:table-column-properties fo:break-before="auto" style:column-width="24.94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13.2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trix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row table:style-name="ro1">
          <table:table-cell table:style-name="ce1" office:value-type="string" calcext:value-type="string">
            <text:p>Benchmark</text:p>
          </table:table-cell>
          <table:table-cell table:style-name="ce3" office:value-type="string" calcext:value-type="string">
            <text:p>Status</text:p>
          </table:table-cell>
          <table:table-cell table:style-name="ce5" office:value-type="string" calcext:value-type="string">
            <text:p>WCTIME (in s)</text:p>
          </table:table-cell>
          <table:table-cell table:style-name="ce3" office:value-type="string" calcext:value-type="string">
            <text:p>Realizability</text:p>
          </table:table-cell>
        </table:table-row>
        <table:table-row table:style-name="ro2">
          <table:table-cell office:value-type="string" calcext:value-type="string">
            <text:p>Alarm_06e9cad4</text:p>
          </table:table-cell>
          <table:table-cell office:value-type="string" calcext:value-type="string">
            <text:p>VALID</text:p>
          </table:table-cell>
          <table:table-cell office:value-type="float" office:value="23.3896" calcext:value-type="float">
            <text:p>23,3896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Alarm_2d1010f8</text:p>
          </table:table-cell>
          <table:table-cell office:value-type="string" calcext:value-type="string">
            <text:p>VALID</text:p>
          </table:table-cell>
          <table:table-cell office:value-type="float" office:value="0.367098" calcext:value-type="float">
            <text:p>0,367098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Alarm_68c86764</text:p>
          </table:table-cell>
          <table:table-cell office:value-type="string" calcext:value-type="string">
            <text:p>VALID</text:p>
          </table:table-cell>
          <table:table-cell office:value-type="float" office:value="23.7122" calcext:value-type="float">
            <text:p>23,7122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Alarm_70523fbe</text:p>
          </table:table-cell>
          <table:table-cell office:value-type="string" calcext:value-type="string">
            <text:p>VALID</text:p>
          </table:table-cell>
          <table:table-cell office:value-type="float" office:value="13.884" calcext:value-type="float">
            <text:p>13,884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Alarm_88c5c1c3</text:p>
          </table:table-cell>
          <table:table-cell office:value-type="string" calcext:value-type="string">
            <text:p>VALID</text:p>
          </table:table-cell>
          <table:table-cell office:value-type="float" office:value="0.410712" calcext:value-type="float">
            <text:p>0,410712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Alarm_9cac58d3</text:p>
          </table:table-cell>
          <table:table-cell office:value-type="string" calcext:value-type="string">
            <text:p>VALID</text:p>
          </table:table-cell>
          <table:table-cell office:value-type="float" office:value="0.405726" calcext:value-type="float">
            <text:p>0,405726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Alarm_a5f99bc6</text:p>
          </table:table-cell>
          <table:table-cell office:value-type="string" calcext:value-type="string">
            <text:p>VALID</text:p>
          </table:table-cell>
          <table:table-cell office:value-type="float" office:value="128.546" calcext:value-type="float">
            <text:p>128,546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Alarm_f2774e0b</text:p>
          </table:table-cell>
          <table:table-cell office:value-type="string" calcext:value-type="string">
            <text:p>VALID</text:p>
          </table:table-cell>
          <table:table-cell office:value-type="float" office:value="15.2082" calcext:value-type="float">
            <text:p>15,2082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AlarmMin_efe2feaf</text:p>
          </table:table-cell>
          <table:table-cell office:value-type="string" calcext:value-type="string">
            <text:p>VALID</text:p>
          </table:table-cell>
          <table:table-cell office:value-type="float" office:value="0.284056" calcext:value-type="float">
            <text:p>0,284056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AllHeating_d6376bf9</text:p>
          </table:table-cell>
          <table:table-cell office:value-type="string" calcext:value-type="string">
            <text:p>VALID</text:p>
          </table:table-cell>
          <table:table-cell office:value-type="float" office:value="0.502603" calcext:value-type="float">
            <text:p>0,502603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AllLights_06e9cad4</text:p>
          </table:table-cell>
          <table:table-cell office:value-type="string" calcext:value-type="string">
            <text:p>TIMEOUTED</text:p>
          </table:table-cell>
          <table:table-cell office:value-type="float" office:value="16305.5" calcext:value-type="float">
            <text:p>16305,5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AllLights_2c5b09da</text:p>
          </table:table-cell>
          <table:table-cell office:value-type="string" calcext:value-type="string">
            <text:p>VALID</text:p>
          </table:table-cell>
          <table:table-cell office:value-type="float" office:value="8113.57" calcext:value-type="float">
            <text:p>8113,57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AllLights_63831f8c</text:p>
          </table:table-cell>
          <table:table-cell office:value-type="string" calcext:value-type="string">
            <text:p>TIMEOUTED</text:p>
          </table:table-cell>
          <table:table-cell office:value-type="float" office:value="16138.4" calcext:value-type="float">
            <text:p>16138,4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AllLights_aeb1d897</text:p>
          </table:table-cell>
          <table:table-cell office:value-type="string" calcext:value-type="string">
            <text:p>TIMEOUTED</text:p>
          </table:table-cell>
          <table:table-cell office:value-type="float" office:value="17394.6" calcext:value-type="float">
            <text:p>17394,6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AllLights_b209ff21</text:p>
          </table:table-cell>
          <table:table-cell office:value-type="string" calcext:value-type="string">
            <text:p>TIMEOUTED</text:p>
          </table:table-cell>
          <table:table-cell office:value-type="float" office:value="17127.5" calcext:value-type="float">
            <text:p>17127,5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AllLights_d6c5ac79</text:p>
          </table:table-cell>
          <table:table-cell office:value-type="string" calcext:value-type="string">
            <text:p>TIMEOUTED</text:p>
          </table:table-cell>
          <table:table-cell office:value-type="float" office:value="17426.2" calcext:value-type="float">
            <text:p>17426,2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AllShades_66f450a4</text:p>
          </table:table-cell>
          <table:table-cell office:value-type="string" calcext:value-type="string">
            <text:p>TIMEOUTED</text:p>
          </table:table-cell>
          <table:table-cell office:value-type="float" office:value="17850" calcext:value-type="float">
            <text:p>17850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Assumptions_a50cadd7</text:p>
          </table:table-cell>
          <table:table-cell office:value-type="string" calcext:value-type="string">
            <text:p>VALID</text:p>
          </table:table-cell>
          <table:table-cell office:value-type="float" office:value="1.45117" calcext:value-type="float">
            <text:p>1,45117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Alarm_6bea956e</text:p>
          </table:table-cell>
          <table:table-cell office:value-type="string" calcext:value-type="string">
            <text:p>VALID</text:p>
          </table:table-cell>
          <table:table-cell office:value-type="float" office:value="0.349664" calcext:value-type="float">
            <text:p>0,349664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Alarm_88f351a6</text:p>
          </table:table-cell>
          <table:table-cell office:value-type="string" calcext:value-type="string">
            <text:p>VALID</text:p>
          </table:table-cell>
          <table:table-cell office:value-type="float" office:value="0.359786" calcext:value-type="float">
            <text:p>0,359786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AlarmBroken1_1a2942e3</text:p>
          </table:table-cell>
          <table:table-cell office:value-type="string" calcext:value-type="string">
            <text:p>VALID</text:p>
          </table:table-cell>
          <table:table-cell office:value-type="float" office:value="0.199875" calcext:value-type="float">
            <text:p>0,199875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CheckCoffeMachine_1cf58fc1</text:p>
          </table:table-cell>
          <table:table-cell office:value-type="string" calcext:value-type="string">
            <text:p>VALID</text:p>
          </table:table-cell>
          <table:table-cell office:value-type="float" office:value="0.515619" calcext:value-type="float">
            <text:p>0,515619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CoffeMachine_3461125b</text:p>
          </table:table-cell>
          <table:table-cell office:value-type="string" calcext:value-type="string">
            <text:p>VALID</text:p>
          </table:table-cell>
          <table:table-cell office:value-type="float" office:value="0.535349" calcext:value-type="float">
            <text:p>0,535349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CoffeMachine_f3987563</text:p>
          </table:table-cell>
          <table:table-cell office:value-type="string" calcext:value-type="string">
            <text:p>VALID</text:p>
          </table:table-cell>
          <table:table-cell office:value-type="float" office:value="0.691057" calcext:value-type="float">
            <text:p>0,691057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CoffeMachineBroken1_a5f99bc6</text:p>
          </table:table-cell>
          <table:table-cell office:value-type="string" calcext:value-type="string">
            <text:p>VALID</text:p>
          </table:table-cell>
          <table:table-cell office:value-type="float" office:value="0.443715" calcext:value-type="float">
            <text:p>0,443715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CheckDoor_c2b9e44d</text:p>
          </table:table-cell>
          <table:table-cell office:value-type="string" calcext:value-type="string">
            <text:p>VALID</text:p>
          </table:table-cell>
          <table:table-cell office:value-type="float" office:value="0.246816" calcext:value-type="float">
            <text:p>0,246816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Heating_2418b67e</text:p>
          </table:table-cell>
          <table:table-cell office:value-type="string" calcext:value-type="string">
            <text:p>VALID</text:p>
          </table:table-cell>
          <table:table-cell office:value-type="float" office:value="0.354999" calcext:value-type="float">
            <text:p>0,354999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Heating_3461125b</text:p>
          </table:table-cell>
          <table:table-cell office:value-type="string" calcext:value-type="string">
            <text:p>VALID</text:p>
          </table:table-cell>
          <table:table-cell office:value-type="float" office:value="0.397031" calcext:value-type="float">
            <text:p>0,397031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Light_007df645</text:p>
          </table:table-cell>
          <table:table-cell office:value-type="string" calcext:value-type="string">
            <text:p>VALID</text:p>
          </table:table-cell>
          <table:table-cell office:value-type="float" office:value="0.489954" calcext:value-type="float">
            <text:p>0,489954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Light_aeb1d897</text:p>
          </table:table-cell>
          <table:table-cell office:value-type="string" calcext:value-type="string">
            <text:p>VALID</text:p>
          </table:table-cell>
          <table:table-cell office:value-type="float" office:value="0.430389" calcext:value-type="float">
            <text:p>0,430389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Room_06e9cad4</text:p>
          </table:table-cell>
          <table:table-cell office:value-type="string" calcext:value-type="string">
            <text:p>VALID</text:p>
          </table:table-cell>
          <table:table-cell office:value-type="float" office:value="0.155451" calcext:value-type="float">
            <text:p>0,155451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Room_2c5b09da</text:p>
          </table:table-cell>
          <table:table-cell office:value-type="string" calcext:value-type="string">
            <text:p>VALID</text:p>
          </table:table-cell>
          <table:table-cell office:value-type="float" office:value="0.197405" calcext:value-type="float">
            <text:p>0,197405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Room_3916ec59</text:p>
          </table:table-cell>
          <table:table-cell office:value-type="string" calcext:value-type="string">
            <text:p>VALID</text:p>
          </table:table-cell>
          <table:table-cell office:value-type="float" office:value="0.202059" calcext:value-type="float">
            <text:p>0,202059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Room_70523fbe</text:p>
          </table:table-cell>
          <table:table-cell office:value-type="string" calcext:value-type="string">
            <text:p>VALID</text:p>
          </table:table-cell>
          <table:table-cell office:value-type="float" office:value="0.176523" calcext:value-type="float">
            <text:p>0,176523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Room_88c5c1c3</text:p>
          </table:table-cell>
          <table:table-cell office:value-type="string" calcext:value-type="string">
            <text:p>VALID</text:p>
          </table:table-cell>
          <table:table-cell office:value-type="float" office:value="0.185141" calcext:value-type="float">
            <text:p>0,185141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Shades_1a2942e3</text:p>
          </table:table-cell>
          <table:table-cell office:value-type="string" calcext:value-type="string">
            <text:p>VALID</text:p>
          </table:table-cell>
          <table:table-cell office:value-type="float" office:value="0.808936" calcext:value-type="float">
            <text:p>0,808936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Shades_3461125b</text:p>
          </table:table-cell>
          <table:table-cell office:value-type="string" calcext:value-type="string">
            <text:p>VALID</text:p>
          </table:table-cell>
          <table:table-cell office:value-type="float" office:value="0.515596" calcext:value-type="float">
            <text:p>0,515596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Shades_4d4ca5c4</text:p>
          </table:table-cell>
          <table:table-cell office:value-type="string" calcext:value-type="string">
            <text:p>VALID</text:p>
          </table:table-cell>
          <table:table-cell office:value-type="float" office:value="0.270227" calcext:value-type="float">
            <text:p>0,270227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Shades_aeb1d897</text:p>
          </table:table-cell>
          <table:table-cell office:value-type="string" calcext:value-type="string">
            <text:p>VALID</text:p>
          </table:table-cell>
          <table:table-cell office:value-type="float" office:value="0.508602" calcext:value-type="float">
            <text:p>0,508602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Time_3916ec59</text:p>
          </table:table-cell>
          <table:table-cell office:value-type="string" calcext:value-type="string">
            <text:p>VALID</text:p>
          </table:table-cell>
          <table:table-cell office:value-type="float" office:value="0.286328" calcext:value-type="float">
            <text:p>0,286328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Time_4b5e6eaa</text:p>
          </table:table-cell>
          <table:table-cell office:value-type="string" calcext:value-type="string">
            <text:p>VALID</text:p>
          </table:table-cell>
          <table:table-cell office:value-type="float" office:value="0.250135" calcext:value-type="float">
            <text:p>0,250135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Time_54e1f7d2</text:p>
          </table:table-cell>
          <table:table-cell office:value-type="string" calcext:value-type="string">
            <text:p>VALID</text:p>
          </table:table-cell>
          <table:table-cell office:value-type="float" office:value="0.252983" calcext:value-type="float">
            <text:p>0,252983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Time_6479ef9a</text:p>
          </table:table-cell>
          <table:table-cell office:value-type="string" calcext:value-type="string">
            <text:p>VALID</text:p>
          </table:table-cell>
          <table:table-cell office:value-type="float" office:value="0.244091" calcext:value-type="float">
            <text:p>0,244091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Timer_54e1f7d2</text:p>
          </table:table-cell>
          <table:table-cell office:value-type="string" calcext:value-type="string">
            <text:p>VALID</text:p>
          </table:table-cell>
          <table:table-cell office:value-type="float" office:value="0.195945" calcext:value-type="float">
            <text:p>0,195945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Timer_fa8592c8</text:p>
          </table:table-cell>
          <table:table-cell office:value-type="string" calcext:value-type="string">
            <text:p>VALID</text:p>
          </table:table-cell>
          <table:table-cell office:value-type="float" office:value="0.304024" calcext:value-type="float">
            <text:p>0,304024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Warnlight_1cf58fc1</text:p>
          </table:table-cell>
          <table:table-cell office:value-type="string" calcext:value-type="string">
            <text:p>VALID</text:p>
          </table:table-cell>
          <table:table-cell office:value-type="float" office:value="0.292061" calcext:value-type="float">
            <text:p>0,292061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Warnlight_4b5a2bad</text:p>
          </table:table-cell>
          <table:table-cell office:value-type="string" calcext:value-type="string">
            <text:p>VALID</text:p>
          </table:table-cell>
          <table:table-cell office:value-type="float" office:value="0.268399" calcext:value-type="float">
            <text:p>0,268399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Warnlight_54e1f7d2</text:p>
          </table:table-cell>
          <table:table-cell office:value-type="string" calcext:value-type="string">
            <text:p>VALID</text:p>
          </table:table-cell>
          <table:table-cell office:value-type="float" office:value="0.292201" calcext:value-type="float">
            <text:p>0,292201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Warnlight_6bea956e</text:p>
          </table:table-cell>
          <table:table-cell office:value-type="string" calcext:value-type="string">
            <text:p>VALID</text:p>
          </table:table-cell>
          <table:table-cell office:value-type="float" office:value="0.29462" calcext:value-type="float">
            <text:p>0,29462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WarnlightBroken1_70523fbe</text:p>
          </table:table-cell>
          <table:table-cell office:value-type="string" calcext:value-type="string">
            <text:p>VALID</text:p>
          </table:table-cell>
          <table:table-cell office:value-type="float" office:value="0.000255981" calcext:value-type="float">
            <text:p>0,000255981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CheckWindows_2418b67e</text:p>
          </table:table-cell>
          <table:table-cell office:value-type="string" calcext:value-type="string">
            <text:p>VALID</text:p>
          </table:table-cell>
          <table:table-cell office:value-type="float" office:value="0.143431" calcext:value-type="float">
            <text:p>0,143431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heckWindows_54e1f7d2</text:p>
          </table:table-cell>
          <table:table-cell office:value-type="string" calcext:value-type="string">
            <text:p>VALID</text:p>
          </table:table-cell>
          <table:table-cell office:value-type="float" office:value="0.111407" calcext:value-type="float">
            <text:p>0,111407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ockpitboard_efe2feaf</text:p>
          </table:table-cell>
          <table:table-cell office:value-type="string" calcext:value-type="string">
            <text:p>VALID</text:p>
          </table:table-cell>
          <table:table-cell office:value-type="float" office:value="0.382263" calcext:value-type="float">
            <text:p>0,382263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Coffee_06e9cad4</text:p>
          </table:table-cell>
          <table:table-cell office:value-type="string" calcext:value-type="string">
            <text:p>VALID</text:p>
          </table:table-cell>
          <table:table-cell office:value-type="float" office:value="1.0063" calcext:value-type="float">
            <text:p>1,0063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Coffee_235467da</text:p>
          </table:table-cell>
          <table:table-cell office:value-type="string" calcext:value-type="string">
            <text:p>VALID</text:p>
          </table:table-cell>
          <table:table-cell office:value-type="float" office:value="1.08777" calcext:value-type="float">
            <text:p>1,08777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Coffee_2c5b09da</text:p>
          </table:table-cell>
          <table:table-cell office:value-type="string" calcext:value-type="string">
            <text:p>VALID</text:p>
          </table:table-cell>
          <table:table-cell office:value-type="float" office:value="0.459775" calcext:value-type="float">
            <text:p>0,459775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Coffee_6479ef9a</text:p>
          </table:table-cell>
          <table:table-cell office:value-type="string" calcext:value-type="string">
            <text:p>VALID</text:p>
          </table:table-cell>
          <table:table-cell office:value-type="float" office:value="2.03655" calcext:value-type="float">
            <text:p>2,03655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Coffee_d6376bf9</text:p>
          </table:table-cell>
          <table:table-cell office:value-type="string" calcext:value-type="string">
            <text:p>VALID</text:p>
          </table:table-cell>
          <table:table-cell office:value-type="float" office:value="1.24392" calcext:value-type="float">
            <text:p>1,24392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Coffee_efe2feaf</text:p>
          </table:table-cell>
          <table:table-cell office:value-type="string" calcext:value-type="string">
            <text:p>VALID</text:p>
          </table:table-cell>
          <table:table-cell office:value-type="float" office:value="1.10622" calcext:value-type="float">
            <text:p>1,10622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Coffee_f1477cc5</text:p>
          </table:table-cell>
          <table:table-cell office:value-type="string" calcext:value-type="string">
            <text:p>VALID</text:p>
          </table:table-cell>
          <table:table-cell office:value-type="float" office:value="0.392569" calcext:value-type="float">
            <text:p>0,392569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offeeMin_88f351a6</text:p>
          </table:table-cell>
          <table:table-cell office:value-type="string" calcext:value-type="string">
            <text:p>VALID</text:p>
          </table:table-cell>
          <table:table-cell office:value-type="float" office:value="0.283465" calcext:value-type="float">
            <text:p>0,283465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CoffeMachine_974f4a68</text:p>
          </table:table-cell>
          <table:table-cell office:value-type="string" calcext:value-type="string">
            <text:p>VALID</text:p>
          </table:table-cell>
          <table:table-cell office:value-type="float" office:value="1.55397" calcext:value-type="float">
            <text:p>1,55397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CoffeMachine_a50cadd7</text:p>
          </table:table-cell>
          <table:table-cell office:value-type="string" calcext:value-type="string">
            <text:p>VALID</text:p>
          </table:table-cell>
          <table:table-cell office:value-type="float" office:value="0.368166" calcext:value-type="float">
            <text:p>0,368166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ore_4b5a2bad</text:p>
          </table:table-cell>
          <table:table-cell office:value-type="string" calcext:value-type="string">
            <text:p>VALID</text:p>
          </table:table-cell>
          <table:table-cell office:value-type="float" office:value="0.844027" calcext:value-type="float">
            <text:p>0,844027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ore_66f450a4</text:p>
          </table:table-cell>
          <table:table-cell office:value-type="string" calcext:value-type="string">
            <text:p>VALID</text:p>
          </table:table-cell>
          <table:table-cell office:value-type="float" office:value="0.392759" calcext:value-type="float">
            <text:p>0,392759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ore_fa4d4ce3</text:p>
          </table:table-cell>
          <table:table-cell office:value-type="string" calcext:value-type="string">
            <text:p>VALID</text:p>
          </table:table-cell>
          <table:table-cell office:value-type="float" office:value="2.28044" calcext:value-type="float">
            <text:p>2,28044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Core_solved_974f4a68</text:p>
          </table:table-cell>
          <table:table-cell office:value-type="string" calcext:value-type="string">
            <text:p>VALID</text:p>
          </table:table-cell>
          <table:table-cell office:value-type="float" office:value="2.56373" calcext:value-type="float">
            <text:p>2,56373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Demo1_06e9cad4</text:p>
          </table:table-cell>
          <table:table-cell office:value-type="string" calcext:value-type="string">
            <text:p>TIMEOUTED</text:p>
          </table:table-cell>
          <table:table-cell office:value-type="float" office:value="18005.1" calcext:value-type="float">
            <text:p>18005,1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Demo1_2c5b09da</text:p>
          </table:table-cell>
          <table:table-cell office:value-type="string" calcext:value-type="string">
            <text:p>TIMEOUTED</text:p>
          </table:table-cell>
          <table:table-cell office:value-type="float" office:value="18005.8" calcext:value-type="float">
            <text:p>18005,8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Demo1_63831f8c</text:p>
          </table:table-cell>
          <table:table-cell office:value-type="string" calcext:value-type="string">
            <text:p>TIMEOUTED</text:p>
          </table:table-cell>
          <table:table-cell office:value-type="float" office:value="18004.6" calcext:value-type="float">
            <text:p>18004,6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Demo1_c2b9e44d</text:p>
          </table:table-cell>
          <table:table-cell office:value-type="string" calcext:value-type="string">
            <text:p>TIMEOUTED</text:p>
          </table:table-cell>
          <table:table-cell office:value-type="float" office:value="18005.8" calcext:value-type="float">
            <text:p>18005,8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Demo1_d65ed84e</text:p>
          </table:table-cell>
          <table:table-cell office:value-type="string" calcext:value-type="string">
            <text:p>TIMEOUTED</text:p>
          </table:table-cell>
          <table:table-cell office:value-type="float" office:value="18006.7" calcext:value-type="float">
            <text:p>18006,7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DeviceBehaviorChec_fa8592c8</text:p>
          </table:table-cell>
          <table:table-cell office:value-type="string" calcext:value-type="string">
            <text:p>VALID</text:p>
          </table:table-cell>
          <table:table-cell office:value-type="float" office:value="5.36198" calcext:value-type="float">
            <text:p>5,36198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Door_2d1010f8</text:p>
          </table:table-cell>
          <table:table-cell office:value-type="string" calcext:value-type="string">
            <text:p>VALID</text:p>
          </table:table-cell>
          <table:table-cell office:value-type="float" office:value="0.391852" calcext:value-type="float">
            <text:p>0,391852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door_locking_problem_d6c5ac79</text:p>
          </table:table-cell>
          <table:table-cell office:value-type="string" calcext:value-type="string">
            <text:p>VALID</text:p>
          </table:table-cell>
          <table:table-cell office:value-type="float" office:value="0.115139" calcext:value-type="float">
            <text:p>0,115139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Example1_d6376bf9</text:p>
          </table:table-cell>
          <table:table-cell office:value-type="string" calcext:value-type="string">
            <text:p>VALID</text:p>
          </table:table-cell>
          <table:table-cell office:value-type="float" office:value="0.154792" calcext:value-type="float">
            <text:p>0,154792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FelixSpecFixed_2418b67e</text:p>
          </table:table-cell>
          <table:table-cell office:value-type="string" calcext:value-type="string">
            <text:p>TIMEOUTED</text:p>
          </table:table-cell>
          <table:table-cell office:value-type="float" office:value="18006.8" calcext:value-type="float">
            <text:p>18006,8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FelixSpecFixed2_fa4d4ce3</text:p>
          </table:table-cell>
          <table:table-cell office:value-type="string" calcext:value-type="string">
            <text:p>TIMEOUTED</text:p>
          </table:table-cell>
          <table:table-cell office:value-type="float" office:value="18004.8" calcext:value-type="float">
            <text:p>18004,8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FelixSpecFixed2.2.core_fa8592c8</text:p>
          </table:table-cell>
          <table:table-cell office:value-type="string" calcext:value-type="string">
            <text:p>VALID</text:p>
          </table:table-cell>
          <table:table-cell office:value-type="float" office:value="0.88721" calcext:value-type="float">
            <text:p>0,88721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FelixSpecFixed3_b0840146</text:p>
          </table:table-cell>
          <table:table-cell office:value-type="string" calcext:value-type="string">
            <text:p>TIMEOUTED</text:p>
          </table:table-cell>
          <table:table-cell office:value-type="float" office:value="18007.6" calcext:value-type="float">
            <text:p>18007,6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FelixSpecFixed3.core_b209ff21</text:p>
          </table:table-cell>
          <table:table-cell office:value-type="string" calcext:value-type="string">
            <text:p>VALID</text:p>
          </table:table-cell>
          <table:table-cell office:value-type="float" office:value="15.4095" calcext:value-type="float">
            <text:p>15,4095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FelixSpecFixed4_3916ec59</text:p>
          </table:table-cell>
          <table:table-cell office:value-type="string" calcext:value-type="string">
            <text:p>TIMEOUTED</text:p>
          </table:table-cell>
          <table:table-cell office:value-type="float" office:value="18005.9" calcext:value-type="float">
            <text:p>18005,9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FelixSpecFixed4_dd3a27e1</text:p>
          </table:table-cell>
          <table:table-cell office:value-type="string" calcext:value-type="string">
            <text:p>TIMEOUTED</text:p>
          </table:table-cell>
          <table:table-cell office:value-type="float" office:value="18007.3" calcext:value-type="float">
            <text:p>18007,3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FelixSpecFixed4GuaranteesOnly_88f351a6</text:p>
          </table:table-cell>
          <table:table-cell office:value-type="string" calcext:value-type="string">
            <text:p>VALID</text:p>
          </table:table-cell>
          <table:table-cell office:value-type="float" office:value="0.572209" calcext:value-type="float">
            <text:p>0,572209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FelixSpecFixed5_f82794da</text:p>
          </table:table-cell>
          <table:table-cell office:value-type="string" calcext:value-type="string">
            <text:p>TIMEOUTED</text:p>
          </table:table-cell>
          <table:table-cell office:value-type="float" office:value="18004.7" calcext:value-type="float">
            <text:p>18004,7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Full_f1477cc5</text:p>
          </table:table-cell>
          <table:table-cell office:value-type="string" calcext:value-type="string">
            <text:p>DID NOT EXIT SUCCESSFULLY</text:p>
          </table:table-cell>
          <table:table-cell office:value-type="float" office:value="1465.43" calcext:value-type="float">
            <text:p>1465,43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Heating_235467da</text:p>
          </table:table-cell>
          <table:table-cell office:value-type="string" calcext:value-type="string">
            <text:p>VALID</text:p>
          </table:table-cell>
          <table:table-cell office:value-type="float" office:value="0.383039" calcext:value-type="float">
            <text:p>0,383039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Heating_974f4a68</text:p>
          </table:table-cell>
          <table:table-cell office:value-type="string" calcext:value-type="string">
            <text:p>VALID</text:p>
          </table:table-cell>
          <table:table-cell office:value-type="float" office:value="1.71621" calcext:value-type="float">
            <text:p>1,71621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Heating_b02056d6</text:p>
          </table:table-cell>
          <table:table-cell office:value-type="string" calcext:value-type="string">
            <text:p>VALID</text:p>
          </table:table-cell>
          <table:table-cell office:value-type="float" office:value="0.369887" calcext:value-type="float">
            <text:p>0,369887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Heating_b209ff21</text:p>
          </table:table-cell>
          <table:table-cell office:value-type="string" calcext:value-type="string">
            <text:p>VALID</text:p>
          </table:table-cell>
          <table:table-cell office:value-type="float" office:value="0.364023" calcext:value-type="float">
            <text:p>0,364023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HeatingMin_d6c5ac79</text:p>
          </table:table-cell>
          <table:table-cell office:value-type="string" calcext:value-type="string">
            <text:p>VALID</text:p>
          </table:table-cell>
          <table:table-cell office:value-type="float" office:value="0.23587" calcext:value-type="float">
            <text:p>0,23587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IntendDemo_42dc4fff</text:p>
          </table:table-cell>
          <table:table-cell office:value-type="string" calcext:value-type="string">
            <text:p>VALID</text:p>
          </table:table-cell>
          <table:table-cell office:value-type="float" office:value="0.78291" calcext:value-type="float">
            <text:p>0,78291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jarvis_gideon_a02758ea</text:p>
          </table:table-cell>
          <table:table-cell office:value-type="string" calcext:value-type="string">
            <text:p>VALID</text:p>
          </table:table-cell>
          <table:table-cell office:value-type="float" office:value="1.89378" calcext:value-type="float">
            <text:p>1,89378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jarvis_philippe_484face8</text:p>
          </table:table-cell>
          <table:table-cell office:value-type="string" calcext:value-type="string">
            <text:p>VALID</text:p>
          </table:table-cell>
          <table:table-cell office:value-type="float" office:value="0.80387" calcext:value-type="float">
            <text:p>0,80387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LampController_974f4a68</text:p>
          </table:table-cell>
          <table:table-cell office:value-type="string" calcext:value-type="string">
            <text:p>VALID</text:p>
          </table:table-cell>
          <table:table-cell office:value-type="float" office:value="14.9444" calcext:value-type="float">
            <text:p>14,9444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azy_shades_problem_d6376bf9</text:p>
          </table:table-cell>
          <table:table-cell office:value-type="string" calcext:value-type="string">
            <text:p>VALID</text:p>
          </table:table-cell>
          <table:table-cell office:value-type="float" office:value="2.04945" calcext:value-type="float">
            <text:p>2,04945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_a50cadd7</text:p>
          </table:table-cell>
          <table:table-cell office:value-type="string" calcext:value-type="string">
            <text:p>VALID</text:p>
          </table:table-cell>
          <table:table-cell office:value-type="float" office:value="0.262122" calcext:value-type="float">
            <text:p>0,262122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Light_aeb1d897</text:p>
          </table:table-cell>
          <table:table-cell office:value-type="string" calcext:value-type="string">
            <text:p>VALID</text:p>
          </table:table-cell>
          <table:table-cell office:value-type="float" office:value="5.27966" calcext:value-type="float">
            <text:p>5,27966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Light_d65ed84e</text:p>
          </table:table-cell>
          <table:table-cell office:value-type="string" calcext:value-type="string">
            <text:p>VALID</text:p>
          </table:table-cell>
          <table:table-cell office:value-type="float" office:value="6.76167" calcext:value-type="float">
            <text:p>6,76167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s_06e9cad4</text:p>
          </table:table-cell>
          <table:table-cell office:value-type="string" calcext:value-type="string">
            <text:p>VALID</text:p>
          </table:table-cell>
          <table:table-cell office:value-type="float" office:value="1.27731" calcext:value-type="float">
            <text:p>1,27731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s_2c5b09da</text:p>
          </table:table-cell>
          <table:table-cell office:value-type="string" calcext:value-type="string">
            <text:p>VALID</text:p>
          </table:table-cell>
          <table:table-cell office:value-type="float" office:value="0.489219" calcext:value-type="float">
            <text:p>0,489219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s_3461125b</text:p>
          </table:table-cell>
          <table:table-cell office:value-type="string" calcext:value-type="string">
            <text:p>VALID</text:p>
          </table:table-cell>
          <table:table-cell office:value-type="float" office:value="1.44893" calcext:value-type="float">
            <text:p>1,44893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s_9cac58d3</text:p>
          </table:table-cell>
          <table:table-cell office:value-type="string" calcext:value-type="string">
            <text:p>VALID</text:p>
          </table:table-cell>
          <table:table-cell office:value-type="float" office:value="1.40174" calcext:value-type="float">
            <text:p>1,40174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s_b0840146</text:p>
          </table:table-cell>
          <table:table-cell office:value-type="string" calcext:value-type="string">
            <text:p>VALID</text:p>
          </table:table-cell>
          <table:table-cell office:value-type="float" office:value="1.52406" calcext:value-type="float">
            <text:p>1,52406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s_f3987563</text:p>
          </table:table-cell>
          <table:table-cell office:value-type="string" calcext:value-type="string">
            <text:p>VALID</text:p>
          </table:table-cell>
          <table:table-cell office:value-type="float" office:value="1.03384" calcext:value-type="float">
            <text:p>1,03384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s2_06e9cad4</text:p>
          </table:table-cell>
          <table:table-cell office:value-type="string" calcext:value-type="string">
            <text:p>VALID</text:p>
          </table:table-cell>
          <table:table-cell office:value-type="float" office:value="35.8663" calcext:value-type="float">
            <text:p>35,8663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s2_0f5381e9</text:p>
          </table:table-cell>
          <table:table-cell office:value-type="string" calcext:value-type="string">
            <text:p>VALID</text:p>
          </table:table-cell>
          <table:table-cell office:value-type="float" office:value="36.2964" calcext:value-type="float">
            <text:p>36,2964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s2_2c5b09da</text:p>
          </table:table-cell>
          <table:table-cell office:value-type="string" calcext:value-type="string">
            <text:p>VALID</text:p>
          </table:table-cell>
          <table:table-cell office:value-type="float" office:value="1.28576" calcext:value-type="float">
            <text:p>1,28576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s2_9cac58d3</text:p>
          </table:table-cell>
          <table:table-cell office:value-type="string" calcext:value-type="string">
            <text:p>VALID</text:p>
          </table:table-cell>
          <table:table-cell office:value-type="float" office:value="19.9579" calcext:value-type="float">
            <text:p>19,9579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s2_b02056d6</text:p>
          </table:table-cell>
          <table:table-cell office:value-type="string" calcext:value-type="string">
            <text:p>VALID</text:p>
          </table:table-cell>
          <table:table-cell office:value-type="float" office:value="20.1472" calcext:value-type="float">
            <text:p>20,1472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s2_f1477cc5</text:p>
          </table:table-cell>
          <table:table-cell office:value-type="string" calcext:value-type="string">
            <text:p>VALID</text:p>
          </table:table-cell>
          <table:table-cell office:value-type="float" office:value="8.36225" calcext:value-type="float">
            <text:p>8,36225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Lights2_f3987563</text:p>
          </table:table-cell>
          <table:table-cell office:value-type="string" calcext:value-type="string">
            <text:p>VALID</text:p>
          </table:table-cell>
          <table:table-cell office:value-type="float" office:value="30.5762" calcext:value-type="float">
            <text:p>30,5762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s2Min_9cbf2546</text:p>
          </table:table-cell>
          <table:table-cell office:value-type="string" calcext:value-type="string">
            <text:p>VALID</text:p>
          </table:table-cell>
          <table:table-cell office:value-type="float" office:value="0.446751" calcext:value-type="float">
            <text:p>0,446751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s3_06e9cad4</text:p>
          </table:table-cell>
          <table:table-cell office:value-type="string" calcext:value-type="string">
            <text:p>VALID</text:p>
          </table:table-cell>
          <table:table-cell office:value-type="float" office:value="1.24209" calcext:value-type="float">
            <text:p>1,24209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s3_235467da</text:p>
          </table:table-cell>
          <table:table-cell office:value-type="string" calcext:value-type="string">
            <text:p>VALID</text:p>
          </table:table-cell>
          <table:table-cell office:value-type="float" office:value="1.21039" calcext:value-type="float">
            <text:p>1,21039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s3_2c5b09da</text:p>
          </table:table-cell>
          <table:table-cell office:value-type="string" calcext:value-type="string">
            <text:p>VALID</text:p>
          </table:table-cell>
          <table:table-cell office:value-type="float" office:value="0.604049" calcext:value-type="float">
            <text:p>0,604049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s3_3916ec59</text:p>
          </table:table-cell>
          <table:table-cell office:value-type="string" calcext:value-type="string">
            <text:p>VALID</text:p>
          </table:table-cell>
          <table:table-cell office:value-type="float" office:value="0.924317" calcext:value-type="float">
            <text:p>0,924317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s3_6bea956e</text:p>
          </table:table-cell>
          <table:table-cell office:value-type="string" calcext:value-type="string">
            <text:p>VALID</text:p>
          </table:table-cell>
          <table:table-cell office:value-type="float" office:value="1.15954" calcext:value-type="float">
            <text:p>1,15954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s3_f1477cc5</text:p>
          </table:table-cell>
          <table:table-cell office:value-type="string" calcext:value-type="string">
            <text:p>VALID</text:p>
          </table:table-cell>
          <table:table-cell office:value-type="float" office:value="1.15294" calcext:value-type="float">
            <text:p>1,15294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s3Min_6479ef9a</text:p>
          </table:table-cell>
          <table:table-cell office:value-type="string" calcext:value-type="string">
            <text:p>VALID</text:p>
          </table:table-cell>
          <table:table-cell office:value-type="float" office:value="0.390808" calcext:value-type="float">
            <text:p>0,390808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sMin_6bea956e</text:p>
          </table:table-cell>
          <table:table-cell office:value-type="string" calcext:value-type="string">
            <text:p>VALID</text:p>
          </table:table-cell>
          <table:table-cell office:value-type="float" office:value="0.427645" calcext:value-type="float">
            <text:p>0,427645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sTotal_06e9cad4</text:p>
          </table:table-cell>
          <table:table-cell office:value-type="string" calcext:value-type="string">
            <text:p>VALID</text:p>
          </table:table-cell>
          <table:table-cell office:value-type="float" office:value="850.832" calcext:value-type="float">
            <text:p>850,832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sTotal_2c5b09da</text:p>
          </table:table-cell>
          <table:table-cell office:value-type="string" calcext:value-type="string">
            <text:p>VALID</text:p>
          </table:table-cell>
          <table:table-cell office:value-type="float" office:value="9.69496" calcext:value-type="float">
            <text:p>9,69496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LightsTotal_9cbf2546</text:p>
          </table:table-cell>
          <table:table-cell office:value-type="string" calcext:value-type="string">
            <text:p>VALID</text:p>
          </table:table-cell>
          <table:table-cell office:value-type="float" office:value="786.597" calcext:value-type="float">
            <text:p>786,597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LightsTotal_d65ed84e</text:p>
          </table:table-cell>
          <table:table-cell office:value-type="string" calcext:value-type="string">
            <text:p>VALID</text:p>
          </table:table-cell>
          <table:table-cell office:value-type="float" office:value="615.324" calcext:value-type="float">
            <text:p>615,324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Morning_14a3b3a2</text:p>
          </table:table-cell>
          <table:table-cell office:value-type="string" calcext:value-type="string">
            <text:p>TIMEOUTED</text:p>
          </table:table-cell>
          <table:table-cell office:value-type="float" office:value="15431.4" calcext:value-type="float">
            <text:p>15431,4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Morning_4b5e6eaa</text:p>
          </table:table-cell>
          <table:table-cell office:value-type="string" calcext:value-type="string">
            <text:p>TIMEOUTED</text:p>
          </table:table-cell>
          <table:table-cell office:value-type="float" office:value="15393" calcext:value-type="float">
            <text:p>15393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Morning_88c5c1c3</text:p>
          </table:table-cell>
          <table:table-cell office:value-type="string" calcext:value-type="string">
            <text:p>VALID</text:p>
          </table:table-cell>
          <table:table-cell office:value-type="float" office:value="280.634" calcext:value-type="float">
            <text:p>280,634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Morning_9cac58d3</text:p>
          </table:table-cell>
          <table:table-cell office:value-type="string" calcext:value-type="string">
            <text:p>VALID</text:p>
          </table:table-cell>
          <table:table-cell office:value-type="float" office:value="286.816" calcext:value-type="float">
            <text:p>286,816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Morning_c92eb242</text:p>
          </table:table-cell>
          <table:table-cell office:value-type="string" calcext:value-type="string">
            <text:p>TIMEOUTED</text:p>
          </table:table-cell>
          <table:table-cell office:value-type="float" office:value="14539.6" calcext:value-type="float">
            <text:p>14539,6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Morning_f1477cc5</text:p>
          </table:table-cell>
          <table:table-cell office:value-type="string" calcext:value-type="string">
            <text:p>TIMEOUTED</text:p>
          </table:table-cell>
          <table:table-cell office:value-type="float" office:value="13869.8" calcext:value-type="float">
            <text:p>13869,8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Morning_f2774e0b</text:p>
          </table:table-cell>
          <table:table-cell office:value-type="string" calcext:value-type="string">
            <text:p>TIMEOUTED</text:p>
          </table:table-cell>
          <table:table-cell office:value-type="float" office:value="14540.6" calcext:value-type="float">
            <text:p>14540,6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Morning2_06e9cad4</text:p>
          </table:table-cell>
          <table:table-cell office:value-type="string" calcext:value-type="string">
            <text:p>TIMEOUTED</text:p>
          </table:table-cell>
          <table:table-cell office:value-type="float" office:value="18004" calcext:value-type="float">
            <text:p>18004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Morning2_1cf58fc1</text:p>
          </table:table-cell>
          <table:table-cell office:value-type="string" calcext:value-type="string">
            <text:p>TIMEOUTED</text:p>
          </table:table-cell>
          <table:table-cell office:value-type="float" office:value="12006.8" calcext:value-type="float">
            <text:p>12006,8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Morning2_2c5b09da</text:p>
          </table:table-cell>
          <table:table-cell office:value-type="string" calcext:value-type="string">
            <text:p>TIMEOUTED</text:p>
          </table:table-cell>
          <table:table-cell office:value-type="float" office:value="17828.7" calcext:value-type="float">
            <text:p>17828,7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Morning2_407db2cc</text:p>
          </table:table-cell>
          <table:table-cell office:value-type="string" calcext:value-type="string">
            <text:p>TIMEOUTED</text:p>
          </table:table-cell>
          <table:table-cell office:value-type="float" office:value="18003.8" calcext:value-type="float">
            <text:p>18003,8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Morning2_4d4ca5c4</text:p>
          </table:table-cell>
          <table:table-cell office:value-type="string" calcext:value-type="string">
            <text:p>VALID</text:p>
          </table:table-cell>
          <table:table-cell office:value-type="float" office:value="0.503093" calcext:value-type="float">
            <text:p>0,503093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Morning2_63831f8c</text:p>
          </table:table-cell>
          <table:table-cell office:value-type="string" calcext:value-type="string">
            <text:p>TIMEOUTED</text:p>
          </table:table-cell>
          <table:table-cell office:value-type="float" office:value="18005.7" calcext:value-type="float">
            <text:p>18005,7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Morning2_68c86764</text:p>
          </table:table-cell>
          <table:table-cell office:value-type="string" calcext:value-type="string">
            <text:p>TIMEOUTED</text:p>
          </table:table-cell>
          <table:table-cell office:value-type="float" office:value="18005.7" calcext:value-type="float">
            <text:p>18005,7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Morning2_9cac58d3</text:p>
          </table:table-cell>
          <table:table-cell office:value-type="string" calcext:value-type="string">
            <text:p>VALID</text:p>
          </table:table-cell>
          <table:table-cell office:value-type="float" office:value="0.595655" calcext:value-type="float">
            <text:p>0,595655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Morning2_d65ed84e</text:p>
          </table:table-cell>
          <table:table-cell office:value-type="string" calcext:value-type="string">
            <text:p>TIMEOUTED</text:p>
          </table:table-cell>
          <table:table-cell office:value-type="float" office:value="18003.6" calcext:value-type="float">
            <text:p>18003,6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Morning2Min_6cbc6174</text:p>
          </table:table-cell>
          <table:table-cell office:value-type="string" calcext:value-type="string">
            <text:p>VALID</text:p>
          </table:table-cell>
          <table:table-cell office:value-type="float" office:value="0.106677" calcext:value-type="float">
            <text:p>0,106677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Morning2s_06cf2373</text:p>
          </table:table-cell>
          <table:table-cell office:value-type="string" calcext:value-type="string">
            <text:p>TIMEOUTED</text:p>
          </table:table-cell>
          <table:table-cell office:value-type="float" office:value="18004" calcext:value-type="float">
            <text:p>18004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Morning2s_06e9cad4</text:p>
          </table:table-cell>
          <table:table-cell office:value-type="string" calcext:value-type="string">
            <text:p>TIMEOUTED</text:p>
          </table:table-cell>
          <table:table-cell office:value-type="float" office:value="18004" calcext:value-type="float">
            <text:p>18004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Morning2s_2c5b09da</text:p>
          </table:table-cell>
          <table:table-cell office:value-type="string" calcext:value-type="string">
            <text:p>TIMEOUTED</text:p>
          </table:table-cell>
          <table:table-cell office:value-type="float" office:value="17877" calcext:value-type="float">
            <text:p>17877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Morning2s_42dc4fff</text:p>
          </table:table-cell>
          <table:table-cell office:value-type="string" calcext:value-type="string">
            <text:p>TIMEOUTED</text:p>
          </table:table-cell>
          <table:table-cell office:value-type="float" office:value="18005.9" calcext:value-type="float">
            <text:p>18005,9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Morning2s_9cbf2546</text:p>
          </table:table-cell>
          <table:table-cell office:value-type="string" calcext:value-type="string">
            <text:p>TIMEOUTED</text:p>
          </table:table-cell>
          <table:table-cell office:value-type="float" office:value="18002.5" calcext:value-type="float">
            <text:p>18002,5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Morning2s_d6c5ac79</text:p>
          </table:table-cell>
          <table:table-cell office:value-type="string" calcext:value-type="string">
            <text:p>TIMEOUTED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MorningMin_d6c5ac79</text:p>
          </table:table-cell>
          <table:table-cell office:value-type="string" calcext:value-type="string">
            <text:p>VALID</text:p>
          </table:table-cell>
          <table:table-cell office:value-type="float" office:value="0.472265" calcext:value-type="float">
            <text:p>0,472265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PlugController_fa4d4ce3</text:p>
          </table:table-cell>
          <table:table-cell office:value-type="string" calcext:value-type="string">
            <text:p>VALID</text:p>
          </table:table-cell>
          <table:table-cell office:value-type="float" office:value="0.764085" calcext:value-type="float">
            <text:p>0,764085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PlugDeviceModel_b0840146</text:p>
          </table:table-cell>
          <table:table-cell office:value-type="string" calcext:value-type="string">
            <text:p>VALID</text:p>
          </table:table-cell>
          <table:table-cell office:value-type="float" office:value="0.0944701" calcext:value-type="float">
            <text:p>0,0944701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Room_a50cadd7</text:p>
          </table:table-cell>
          <table:table-cell office:value-type="string" calcext:value-type="string">
            <text:p>VALID</text:p>
          </table:table-cell>
          <table:table-cell office:value-type="float" office:value="0.148473" calcext:value-type="float">
            <text:p>0,148473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Shades_6479ef9a</text:p>
          </table:table-cell>
          <table:table-cell office:value-type="string" calcext:value-type="string">
            <text:p>VALID</text:p>
          </table:table-cell>
          <table:table-cell office:value-type="float" office:value="0.447938" calcext:value-type="float">
            <text:p>0,447938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Shades_974f4a68</text:p>
          </table:table-cell>
          <table:table-cell office:value-type="string" calcext:value-type="string">
            <text:p>VALID</text:p>
          </table:table-cell>
          <table:table-cell office:value-type="float" office:value="3.8131" calcext:value-type="float">
            <text:p>3,8131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Shades_9cac58d3</text:p>
          </table:table-cell>
          <table:table-cell office:value-type="string" calcext:value-type="string">
            <text:p>VALID</text:p>
          </table:table-cell>
          <table:table-cell office:value-type="float" office:value="0.361619" calcext:value-type="float">
            <text:p>0,361619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Shades_a02758ea</text:p>
          </table:table-cell>
          <table:table-cell office:value-type="string" calcext:value-type="string">
            <text:p>VALID</text:p>
          </table:table-cell>
          <table:table-cell office:value-type="float" office:value="0.719313" calcext:value-type="float">
            <text:p>0,719313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Shades_b209ff21</text:p>
          </table:table-cell>
          <table:table-cell office:value-type="string" calcext:value-type="string">
            <text:p>VALID</text:p>
          </table:table-cell>
          <table:table-cell office:value-type="float" office:value="0.45844" calcext:value-type="float">
            <text:p>0,45844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Shades2_235467da</text:p>
          </table:table-cell>
          <table:table-cell office:value-type="string" calcext:value-type="string">
            <text:p>VALID</text:p>
          </table:table-cell>
          <table:table-cell office:value-type="float" office:value="0.138384" calcext:value-type="float">
            <text:p>0,138384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Shades2_42dc4fff</text:p>
          </table:table-cell>
          <table:table-cell office:value-type="string" calcext:value-type="string">
            <text:p>VALID</text:p>
          </table:table-cell>
          <table:table-cell office:value-type="float" office:value="0.505656" calcext:value-type="float">
            <text:p>0,505656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Shades2_70523fbe</text:p>
          </table:table-cell>
          <table:table-cell office:value-type="string" calcext:value-type="string">
            <text:p>VALID</text:p>
          </table:table-cell>
          <table:table-cell office:value-type="float" office:value="0.460239" calcext:value-type="float">
            <text:p>0,460239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Shades2_a5f99bc6</text:p>
          </table:table-cell>
          <table:table-cell office:value-type="string" calcext:value-type="string">
            <text:p>VALID</text:p>
          </table:table-cell>
          <table:table-cell office:value-type="float" office:value="0.375535" calcext:value-type="float">
            <text:p>0,375535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Shades2Min_63831f8c</text:p>
          </table:table-cell>
          <table:table-cell office:value-type="string" calcext:value-type="string">
            <text:p>VALID</text:p>
          </table:table-cell>
          <table:table-cell office:value-type="float" office:value="0.246247" calcext:value-type="float">
            <text:p>0,246247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ShadesMin_aeb1d897</text:p>
          </table:table-cell>
          <table:table-cell office:value-type="string" calcext:value-type="string">
            <text:p>VALID</text:p>
          </table:table-cell>
          <table:table-cell office:value-type="float" office:value="0.23156" calcext:value-type="float">
            <text:p>0,23156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SingleContoller_d65ed84e</text:p>
          </table:table-cell>
          <table:table-cell office:value-type="string" calcext:value-type="string">
            <text:p>VALID</text:p>
          </table:table-cell>
          <table:table-cell office:value-type="float" office:value="8.01519" calcext:value-type="float">
            <text:p>8,01519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System_b0840146</text:p>
          </table:table-cell>
          <table:table-cell office:value-type="string" calcext:value-type="string">
            <text:p>VALID</text:p>
          </table:table-cell>
          <table:table-cell office:value-type="float" office:value="0.384525" calcext:value-type="float">
            <text:p>0,384525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test_f3987563</text:p>
          </table:table-cell>
          <table:table-cell office:value-type="string" calcext:value-type="string">
            <text:p>VALID</text:p>
          </table:table-cell>
          <table:table-cell office:value-type="float" office:value="0.264553" calcext:value-type="float">
            <text:p>0,264553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test2_f2774e0b</text:p>
          </table:table-cell>
          <table:table-cell office:value-type="string" calcext:value-type="string">
            <text:p>VALID</text:p>
          </table:table-cell>
          <table:table-cell office:value-type="float" office:value="0.662225" calcext:value-type="float">
            <text:p>0,662225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test3_efe2feaf</text:p>
          </table:table-cell>
          <table:table-cell office:value-type="string" calcext:value-type="string">
            <text:p>VALID</text:p>
          </table:table-cell>
          <table:table-cell office:value-type="float" office:value="0.49035" calcext:value-type="float">
            <text:p>0,49035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test4_4b82b1f4</text:p>
          </table:table-cell>
          <table:table-cell office:value-type="string" calcext:value-type="string">
            <text:p>VALID</text:p>
          </table:table-cell>
          <table:table-cell office:value-type="float" office:value="0.379955" calcext:value-type="float">
            <text:p>0,379955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test5_6cbc6174</text:p>
          </table:table-cell>
          <table:table-cell office:value-type="string" calcext:value-type="string">
            <text:p>VALID</text:p>
          </table:table-cell>
          <table:table-cell office:value-type="float" office:value="0.313989" calcext:value-type="float">
            <text:p>0,313989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test6_0f5381e9</text:p>
          </table:table-cell>
          <table:table-cell office:value-type="string" calcext:value-type="string">
            <text:p>VALID</text:p>
          </table:table-cell>
          <table:table-cell office:value-type="float" office:value="0.354454" calcext:value-type="float">
            <text:p>0,354454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test7_2c5b09da</text:p>
          </table:table-cell>
          <table:table-cell office:value-type="string" calcext:value-type="string">
            <text:p>VALID</text:p>
          </table:table-cell>
          <table:table-cell office:value-type="float" office:value="0.316464" calcext:value-type="float">
            <text:p>0,316464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test8_88f351a6</text:p>
          </table:table-cell>
          <table:table-cell office:value-type="string" calcext:value-type="string">
            <text:p>VALID</text:p>
          </table:table-cell>
          <table:table-cell office:value-type="float" office:value="0.350373" calcext:value-type="float">
            <text:p>0,350373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test9_dd3a27e1</text:p>
          </table:table-cell>
          <table:table-cell office:value-type="string" calcext:value-type="string">
            <text:p>VALID</text:p>
          </table:table-cell>
          <table:table-cell office:value-type="float" office:value="0.538825" calcext:value-type="float">
            <text:p>0,538825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Time_a50cadd7</text:p>
          </table:table-cell>
          <table:table-cell office:value-type="string" calcext:value-type="string">
            <text:p>VALID</text:p>
          </table:table-cell>
          <table:table-cell office:value-type="float" office:value="0.16356" calcext:value-type="float">
            <text:p>0,16356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Timer_a50cadd7</text:p>
          </table:table-cell>
          <table:table-cell office:value-type="string" calcext:value-type="string">
            <text:p>VALID</text:p>
          </table:table-cell>
          <table:table-cell office:value-type="float" office:value="0.219922" calcext:value-type="float">
            <text:p>0,219922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tmp_13cfc6f2</text:p>
          </table:table-cell>
          <table:table-cell office:value-type="string" calcext:value-type="string">
            <text:p>VALID</text:p>
          </table:table-cell>
          <table:table-cell office:value-type="float" office:value="5.38001" calcext:value-type="float">
            <text:p>5,38001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Warnlight_2d1010f8</text:p>
          </table:table-cell>
          <table:table-cell office:value-type="string" calcext:value-type="string">
            <text:p>VALID</text:p>
          </table:table-cell>
          <table:table-cell office:value-type="float" office:value="0.203958" calcext:value-type="float">
            <text:p>0,203958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Warnlight_a50cadd7</text:p>
          </table:table-cell>
          <table:table-cell office:value-type="string" calcext:value-type="string">
            <text:p>VALID</text:p>
          </table:table-cell>
          <table:table-cell office:value-type="float" office:value="0.184241" calcext:value-type="float">
            <text:p>0,184241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Window_235467da</text:p>
          </table:table-cell>
          <table:table-cell office:value-type="string" calcext:value-type="string">
            <text:p>VALID</text:p>
          </table:table-cell>
          <table:table-cell office:value-type="float" office:value="0.60076" calcext:value-type="float">
            <text:p>0,60076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Window_42dc4fff</text:p>
          </table:table-cell>
          <table:table-cell office:value-type="string" calcext:value-type="string">
            <text:p>VALID</text:p>
          </table:table-cell>
          <table:table-cell office:value-type="float" office:value="0.441787" calcext:value-type="float">
            <text:p>0,441787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Window_54e1f7d2</text:p>
          </table:table-cell>
          <table:table-cell office:value-type="string" calcext:value-type="string">
            <text:p>VALID</text:p>
          </table:table-cell>
          <table:table-cell office:value-type="float" office:value="0.532726" calcext:value-type="float">
            <text:p>0,532726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Window2_54e1f7d2</text:p>
          </table:table-cell>
          <table:table-cell office:value-type="string" calcext:value-type="string">
            <text:p>VALID</text:p>
          </table:table-cell>
          <table:table-cell office:value-type="float" office:value="0.333443" calcext:value-type="float">
            <text:p>0,333443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Window2_6479ef9a</text:p>
          </table:table-cell>
          <table:table-cell office:value-type="string" calcext:value-type="string">
            <text:p>VALID</text:p>
          </table:table-cell>
          <table:table-cell office:value-type="float" office:value="0.426791" calcext:value-type="float">
            <text:p>0,426791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Window2_9cac58d3</text:p>
          </table:table-cell>
          <table:table-cell office:value-type="string" calcext:value-type="string">
            <text:p>VALID</text:p>
          </table:table-cell>
          <table:table-cell office:value-type="float" office:value="0.263251" calcext:value-type="float">
            <text:p>0,263251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Window2_aeb1d897</text:p>
          </table:table-cell>
          <table:table-cell office:value-type="string" calcext:value-type="string">
            <text:p>VALID</text:p>
          </table:table-cell>
          <table:table-cell office:value-type="float" office:value="0.52936" calcext:value-type="float">
            <text:p>0,52936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Window2_f1477cc5</text:p>
          </table:table-cell>
          <table:table-cell office:value-type="string" calcext:value-type="string">
            <text:p>VALID</text:p>
          </table:table-cell>
          <table:table-cell office:value-type="float" office:value="0.497434" calcext:value-type="float">
            <text:p>0,497434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Window2Min_88c5c1c3</text:p>
          </table:table-cell>
          <table:table-cell office:value-type="string" calcext:value-type="string">
            <text:p>VALID</text:p>
          </table:table-cell>
          <table:table-cell office:value-type="float" office:value="0.431114" calcext:value-type="float">
            <text:p>0,431114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WindowMin_a5f99bc6</text:p>
          </table:table-cell>
          <table:table-cell office:value-type="string" calcext:value-type="string">
            <text:p>VALID</text:p>
          </table:table-cell>
          <table:table-cell office:value-type="float" office:value="0.535854" calcext:value-type="float">
            <text:p>0,535854</text:p>
          </table:table-cell>
          <table:table-cell office:value-type="string" calcext:value-type="string">
            <text:p>REALIZABLE</text:p>
          </table:table-cell>
        </table:table-row>
        <table:table-row table:style-name="ro2" table:number-rows-repeated="1048385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trix_splits" table:style-name="ta1">
        <table:table-column table:style-name="co6" table:default-cell-style-name="Default"/>
        <table:table-column table:style-name="co7" table:default-cell-style-name="ce4"/>
        <table:table-column table:style-name="co3" table:default-cell-style-name="ce6"/>
        <table:table-column table:style-name="co4" table:default-cell-style-name="ce4"/>
        <table:table-row table:style-name="ro1">
          <table:table-cell table:style-name="ce1" office:value-type="string" calcext:value-type="string">
            <text:p>Benchmark</text:p>
          </table:table-cell>
          <table:table-cell table:style-name="ce3" office:value-type="string" calcext:value-type="string">
            <text:p>Status</text:p>
          </table:table-cell>
          <table:table-cell table:style-name="ce5" office:value-type="string" calcext:value-type="string">
            <text:p>WCTIME (in s)</text:p>
          </table:table-cell>
          <table:table-cell table:style-name="ce3" office:value-type="string" calcext:value-type="string">
            <text:p>Realizability</text:p>
          </table:table-cell>
        </table:table-row>
        <table:table-row table:style-name="ro2">
          <table:table-cell office:value-type="string" calcext:value-type="string">
            <text:p>Assumptions_a50cadd7/Assumptions_a50cadd7_1</text:p>
          </table:table-cell>
          <table:table-cell office:value-type="string" calcext:value-type="string">
            <text:p>VALID</text:p>
          </table:table-cell>
          <table:table-cell office:value-type="float" office:value="0.178707" calcext:value-type="float">
            <text:p>0,178707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Assumptions_a50cadd7/Assumptions_a50cadd7_2</text:p>
          </table:table-cell>
          <table:table-cell office:value-type="string" calcext:value-type="string">
            <text:p>VALID</text:p>
          </table:table-cell>
          <table:table-cell office:value-type="float" office:value="0.357663" calcext:value-type="float">
            <text:p>0,357663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Assumptions_a50cadd7/Assumptions_a50cadd7_3</text:p>
          </table:table-cell>
          <table:table-cell office:value-type="string" calcext:value-type="string">
            <text:p>VALID</text:p>
          </table:table-cell>
          <table:table-cell office:value-type="float" office:value="0.152392" calcext:value-type="float">
            <text:p>0,152392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Assumptions_a50cadd7/Assumptions_a50cadd7_4</text:p>
          </table:table-cell>
          <table:table-cell office:value-type="string" calcext:value-type="string">
            <text:p>VALID</text:p>
          </table:table-cell>
          <table:table-cell office:value-type="float" office:value="0.449169" calcext:value-type="float">
            <text:p>0,449169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Assumptions_a50cadd7/Assumptions_a50cadd7_5</text:p>
          </table:table-cell>
          <table:table-cell office:value-type="string" calcext:value-type="string">
            <text:p>VALID</text:p>
          </table:table-cell>
          <table:table-cell office:value-type="float" office:value="0.171458" calcext:value-type="float">
            <text:p>0,171458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Assumptions_a50cadd7/Assumptions_a50cadd7_6</text:p>
          </table:table-cell>
          <table:table-cell office:value-type="string" calcext:value-type="string">
            <text:p>VALID</text:p>
          </table:table-cell>
          <table:table-cell office:value-type="float" office:value="0.206708" calcext:value-type="float">
            <text:p>0,206708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Assumptions_a50cadd7/Assumptions_a50cadd7_7</text:p>
          </table:table-cell>
          <table:table-cell office:value-type="string" calcext:value-type="string">
            <text:p>VALID</text:p>
          </table:table-cell>
          <table:table-cell office:value-type="float" office:value="0.163137" calcext:value-type="float">
            <text:p>0,163137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Demo1_06e9cad4/Demo1_06e9cad4_1</text:p>
          </table:table-cell>
          <table:table-cell office:value-type="string" calcext:value-type="string">
            <text:p>VALID</text:p>
          </table:table-cell>
          <table:table-cell office:value-type="float" office:value="2.89708" calcext:value-type="float">
            <text:p>2,89708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Demo1_06e9cad4/Demo1_06e9cad4_2</text:p>
          </table:table-cell>
          <table:table-cell office:value-type="string" calcext:value-type="string">
            <text:p>VALID</text:p>
          </table:table-cell>
          <table:table-cell office:value-type="float" office:value="0.337598" calcext:value-type="float">
            <text:p>0,337598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Demo1_06e9cad4/Demo1_06e9cad4_3</text:p>
          </table:table-cell>
          <table:table-cell office:value-type="string" calcext:value-type="string">
            <text:p>VALID</text:p>
          </table:table-cell>
          <table:table-cell office:value-type="float" office:value="0.502599" calcext:value-type="float">
            <text:p>0,502599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Demo1_06e9cad4/Demo1_06e9cad4_4</text:p>
          </table:table-cell>
          <table:table-cell office:value-type="string" calcext:value-type="string">
            <text:p>VALID</text:p>
          </table:table-cell>
          <table:table-cell office:value-type="float" office:value="4.26212" calcext:value-type="float">
            <text:p>4,26212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Demo1_06e9cad4/Demo1_06e9cad4_5</text:p>
          </table:table-cell>
          <table:table-cell office:value-type="string" calcext:value-type="string">
            <text:p>VALID</text:p>
          </table:table-cell>
          <table:table-cell office:value-type="float" office:value="17.764" calcext:value-type="float">
            <text:p>17,764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Demo1_2c5b09da/Demo1_2c5b09da_1</text:p>
          </table:table-cell>
          <table:table-cell office:value-type="string" calcext:value-type="string">
            <text:p>VALID</text:p>
          </table:table-cell>
          <table:table-cell office:value-type="float" office:value="2.01789" calcext:value-type="float">
            <text:p>2,01789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Demo1_2c5b09da/Demo1_2c5b09da_2</text:p>
          </table:table-cell>
          <table:table-cell office:value-type="string" calcext:value-type="string">
            <text:p>VALID</text:p>
          </table:table-cell>
          <table:table-cell office:value-type="float" office:value="0.401634" calcext:value-type="float">
            <text:p>0,401634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Demo1_2c5b09da/Demo1_2c5b09da_3</text:p>
          </table:table-cell>
          <table:table-cell office:value-type="string" calcext:value-type="string">
            <text:p>VALID</text:p>
          </table:table-cell>
          <table:table-cell office:value-type="float" office:value="3.95248" calcext:value-type="float">
            <text:p>3,95248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Demo1_2c5b09da/Demo1_2c5b09da_4</text:p>
          </table:table-cell>
          <table:table-cell office:value-type="string" calcext:value-type="string">
            <text:p>VALID</text:p>
          </table:table-cell>
          <table:table-cell office:value-type="float" office:value="0.353084" calcext:value-type="float">
            <text:p>0,353084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Demo1_2c5b09da/Demo1_2c5b09da_5</text:p>
          </table:table-cell>
          <table:table-cell office:value-type="string" calcext:value-type="string">
            <text:p>VALID</text:p>
          </table:table-cell>
          <table:table-cell office:value-type="float" office:value="5.03815" calcext:value-type="float">
            <text:p>5,03815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Demo1_63831f8c/Demo1_63831f8c_1</text:p>
          </table:table-cell>
          <table:table-cell office:value-type="string" calcext:value-type="string">
            <text:p>VALID</text:p>
          </table:table-cell>
          <table:table-cell office:value-type="float" office:value="4.69974" calcext:value-type="float">
            <text:p>4,69974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Demo1_63831f8c/Demo1_63831f8c_2</text:p>
          </table:table-cell>
          <table:table-cell office:value-type="string" calcext:value-type="string">
            <text:p>VALID</text:p>
          </table:table-cell>
          <table:table-cell office:value-type="float" office:value="0.364943" calcext:value-type="float">
            <text:p>0,364943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Demo1_63831f8c/Demo1_63831f8c_3</text:p>
          </table:table-cell>
          <table:table-cell office:value-type="string" calcext:value-type="string">
            <text:p>VALID</text:p>
          </table:table-cell>
          <table:table-cell office:value-type="float" office:value="0.657481" calcext:value-type="float">
            <text:p>0,657481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Demo1_63831f8c/Demo1_63831f8c_4</text:p>
          </table:table-cell>
          <table:table-cell office:value-type="string" calcext:value-type="string">
            <text:p>VALID</text:p>
          </table:table-cell>
          <table:table-cell office:value-type="float" office:value="4.43047" calcext:value-type="float">
            <text:p>4,43047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Demo1_63831f8c/Demo1_63831f8c_5</text:p>
          </table:table-cell>
          <table:table-cell office:value-type="string" calcext:value-type="string">
            <text:p>VALID</text:p>
          </table:table-cell>
          <table:table-cell office:value-type="float" office:value="18.1997" calcext:value-type="float">
            <text:p>18,1997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Demo1_c2b9e44d/Demo1_c2b9e44d_1</text:p>
          </table:table-cell>
          <table:table-cell office:value-type="string" calcext:value-type="string">
            <text:p>VALID</text:p>
          </table:table-cell>
          <table:table-cell office:value-type="float" office:value="4.68631" calcext:value-type="float">
            <text:p>4,68631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Demo1_c2b9e44d/Demo1_c2b9e44d_2</text:p>
          </table:table-cell>
          <table:table-cell office:value-type="string" calcext:value-type="string">
            <text:p>VALID</text:p>
          </table:table-cell>
          <table:table-cell office:value-type="float" office:value="0.379733" calcext:value-type="float">
            <text:p>0,379733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Demo1_c2b9e44d/Demo1_c2b9e44d_3</text:p>
          </table:table-cell>
          <table:table-cell office:value-type="string" calcext:value-type="string">
            <text:p>VALID</text:p>
          </table:table-cell>
          <table:table-cell office:value-type="float" office:value="0.793585" calcext:value-type="float">
            <text:p>0,793585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Demo1_c2b9e44d/Demo1_c2b9e44d_4</text:p>
          </table:table-cell>
          <table:table-cell office:value-type="string" calcext:value-type="string">
            <text:p>VALID</text:p>
          </table:table-cell>
          <table:table-cell office:value-type="float" office:value="4.69918" calcext:value-type="float">
            <text:p>4,69918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Demo1_c2b9e44d/Demo1_c2b9e44d_5</text:p>
          </table:table-cell>
          <table:table-cell office:value-type="string" calcext:value-type="string">
            <text:p>VALID</text:p>
          </table:table-cell>
          <table:table-cell office:value-type="float" office:value="17.8096" calcext:value-type="float">
            <text:p>17,8096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Demo1_d65ed84e/Demo1_d65ed84e_1</text:p>
          </table:table-cell>
          <table:table-cell office:value-type="string" calcext:value-type="string">
            <text:p>VALID</text:p>
          </table:table-cell>
          <table:table-cell office:value-type="float" office:value="4.72439" calcext:value-type="float">
            <text:p>4,72439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Demo1_d65ed84e/Demo1_d65ed84e_2</text:p>
          </table:table-cell>
          <table:table-cell office:value-type="string" calcext:value-type="string">
            <text:p>VALID</text:p>
          </table:table-cell>
          <table:table-cell office:value-type="float" office:value="0.406849" calcext:value-type="float">
            <text:p>0,406849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Demo1_d65ed84e/Demo1_d65ed84e_3</text:p>
          </table:table-cell>
          <table:table-cell office:value-type="string" calcext:value-type="string">
            <text:p>VALID</text:p>
          </table:table-cell>
          <table:table-cell office:value-type="float" office:value="3.95138" calcext:value-type="float">
            <text:p>3,95138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Demo1_d65ed84e/Demo1_d65ed84e_4</text:p>
          </table:table-cell>
          <table:table-cell office:value-type="string" calcext:value-type="string">
            <text:p>VALID</text:p>
          </table:table-cell>
          <table:table-cell office:value-type="float" office:value="4.12198" calcext:value-type="float">
            <text:p>4,12198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Demo1_d65ed84e/Demo1_d65ed84e_5</text:p>
          </table:table-cell>
          <table:table-cell office:value-type="string" calcext:value-type="string">
            <text:p>VALID</text:p>
          </table:table-cell>
          <table:table-cell office:value-type="float" office:value="17.7017" calcext:value-type="float">
            <text:p>17,7017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Example1_d6376bf9/Example1_d6376bf9_1</text:p>
          </table:table-cell>
          <table:table-cell office:value-type="string" calcext:value-type="string">
            <text:p>VALID</text:p>
          </table:table-cell>
          <table:table-cell office:value-type="float" office:value="0.12941" calcext:value-type="float">
            <text:p>0,12941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Example1_d6376bf9/Example1_d6376bf9_2</text:p>
          </table:table-cell>
          <table:table-cell office:value-type="string" calcext:value-type="string">
            <text:p>VALID</text:p>
          </table:table-cell>
          <table:table-cell office:value-type="float" office:value="0.193522" calcext:value-type="float">
            <text:p>0,193522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Example1_d6376bf9/Example1_d6376bf9_3</text:p>
          </table:table-cell>
          <table:table-cell office:value-type="string" calcext:value-type="string">
            <text:p>VALID</text:p>
          </table:table-cell>
          <table:table-cell office:value-type="float" office:value="0.125844" calcext:value-type="float">
            <text:p>0,125844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FelixSpecFixed_2418b67e/FelixSpecFixed_2418b67e_1</text:p>
          </table:table-cell>
          <table:table-cell office:value-type="string" calcext:value-type="string">
            <text:p>TIMEOUTED</text:p>
          </table:table-cell>
          <table:table-cell office:value-type="float" office:value="18000.8" calcext:value-type="float">
            <text:p>18000,8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FelixSpecFixed_2418b67e/FelixSpecFixed_2418b67e_2</text:p>
          </table:table-cell>
          <table:table-cell office:value-type="string" calcext:value-type="string">
            <text:p>VALID</text:p>
          </table:table-cell>
          <table:table-cell office:value-type="float" office:value="0.456275" calcext:value-type="float">
            <text:p>0,456275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FelixSpecFixed2_fa4d4ce3/FelixSpecFixed2_fa4d4ce3_1</text:p>
          </table:table-cell>
          <table:table-cell office:value-type="string" calcext:value-type="string">
            <text:p>TIMEOUTED</text:p>
          </table:table-cell>
          <table:table-cell office:value-type="float" office:value="18000.8" calcext:value-type="float">
            <text:p>18000,8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FelixSpecFixed2_fa4d4ce3/FelixSpecFixed2_fa4d4ce3_2</text:p>
          </table:table-cell>
          <table:table-cell office:value-type="string" calcext:value-type="string">
            <text:p>VALID</text:p>
          </table:table-cell>
          <table:table-cell office:value-type="float" office:value="0.470416" calcext:value-type="float">
            <text:p>0,470416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FelixSpecFixed3_b0840146/FelixSpecFixed3_b0840146_1</text:p>
          </table:table-cell>
          <table:table-cell office:value-type="string" calcext:value-type="string">
            <text:p>TIMEOUTED</text:p>
          </table:table-cell>
          <table:table-cell office:value-type="float" office:value="18001.9" calcext:value-type="float">
            <text:p>18001,9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FelixSpecFixed3_b0840146/FelixSpecFixed3_b0840146_2</text:p>
          </table:table-cell>
          <table:table-cell office:value-type="string" calcext:value-type="string">
            <text:p>VALID</text:p>
          </table:table-cell>
          <table:table-cell office:value-type="float" office:value="0.709361" calcext:value-type="float">
            <text:p>0,709361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FelixSpecFixed4_3916ec59/FelixSpecFixed4_3916ec59_1</text:p>
          </table:table-cell>
          <table:table-cell office:value-type="string" calcext:value-type="string">
            <text:p>TIMEOUTED</text:p>
          </table:table-cell>
          <table:table-cell office:value-type="float" office:value="18001.4" calcext:value-type="float">
            <text:p>18001,4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FelixSpecFixed4_3916ec59/FelixSpecFixed4_3916ec59_2</text:p>
          </table:table-cell>
          <table:table-cell office:value-type="string" calcext:value-type="string">
            <text:p>VALID</text:p>
          </table:table-cell>
          <table:table-cell office:value-type="float" office:value="0.692559" calcext:value-type="float">
            <text:p>0,692559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FelixSpecFixed4_dd3a27e1/FelixSpecFixed4_dd3a27e1_1</text:p>
          </table:table-cell>
          <table:table-cell office:value-type="string" calcext:value-type="string">
            <text:p>TIMEOUTED</text:p>
          </table:table-cell>
          <table:table-cell office:value-type="float" office:value="18001.4" calcext:value-type="float">
            <text:p>18001,4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FelixSpecFixed4_dd3a27e1/FelixSpecFixed4_dd3a27e1_2</text:p>
          </table:table-cell>
          <table:table-cell office:value-type="string" calcext:value-type="string">
            <text:p>VALID</text:p>
          </table:table-cell>
          <table:table-cell office:value-type="float" office:value="0.68067" calcext:value-type="float">
            <text:p>0,68067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FelixSpecFixed4GuaranteesOnly_88f351a6/FelixSpecFixed4GuaranteesOnly_88f351a6_1</text:p>
          </table:table-cell>
          <table:table-cell office:value-type="string" calcext:value-type="string">
            <text:p>VALID</text:p>
          </table:table-cell>
          <table:table-cell office:value-type="float" office:value="0.287676" calcext:value-type="float">
            <text:p>0,287676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FelixSpecFixed4GuaranteesOnly_88f351a6/FelixSpecFixed4GuaranteesOnly_88f351a6_2</text:p>
          </table:table-cell>
          <table:table-cell office:value-type="string" calcext:value-type="string">
            <text:p>VALID</text:p>
          </table:table-cell>
          <table:table-cell office:value-type="float" office:value="0.149417" calcext:value-type="float">
            <text:p>0,149417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FelixSpecFixed5_f82794da/FelixSpecFixed5_f82794da_1</text:p>
          </table:table-cell>
          <table:table-cell office:value-type="string" calcext:value-type="string">
            <text:p>TIMEOUTED</text:p>
          </table:table-cell>
          <table:table-cell office:value-type="float" office:value="18000.8" calcext:value-type="float">
            <text:p>18000,8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FelixSpecFixed5_f82794da/FelixSpecFixed5_f82794da_2</text:p>
          </table:table-cell>
          <table:table-cell office:value-type="string" calcext:value-type="string">
            <text:p>VALID</text:p>
          </table:table-cell>
          <table:table-cell office:value-type="float" office:value="0.638567" calcext:value-type="float">
            <text:p>0,638567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Full_f1477cc5/Full_f1477cc5_1</text:p>
          </table:table-cell>
          <table:table-cell office:value-type="string" calcext:value-type="string">
            <text:p>TIMEOUTED</text:p>
          </table:table-cell>
          <table:table-cell office:value-type="float" office:value="18002.1" calcext:value-type="float">
            <text:p>18002,1</text:p>
          </table:table-cell>
          <table:table-cell office:value-type="string" calcext:value-type="string">
            <text:p>NO REALIZABILITY INFORMATION</text:p>
          </table:table-cell>
        </table:table-row>
        <table:table-row table:style-name="ro2">
          <table:table-cell office:value-type="string" calcext:value-type="string">
            <text:p>Full_f1477cc5/Full_f1477cc5_2</text:p>
          </table:table-cell>
          <table:table-cell office:value-type="string" calcext:value-type="string">
            <text:p>VALID</text:p>
          </table:table-cell>
          <table:table-cell office:value-type="float" office:value="3.83607" calcext:value-type="float">
            <text:p>3,83607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IntendDemo_42dc4fff/IntendDemo_42dc4fff_1</text:p>
          </table:table-cell>
          <table:table-cell office:value-type="string" calcext:value-type="string">
            <text:p>VALID</text:p>
          </table:table-cell>
          <table:table-cell office:value-type="float" office:value="0.381506" calcext:value-type="float">
            <text:p>0,381506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IntendDemo_42dc4fff/IntendDemo_42dc4fff_2</text:p>
          </table:table-cell>
          <table:table-cell office:value-type="string" calcext:value-type="string">
            <text:p>VALID</text:p>
          </table:table-cell>
          <table:table-cell office:value-type="float" office:value="0.345115" calcext:value-type="float">
            <text:p>0,345115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IntendDemo_42dc4fff/IntendDemo_42dc4fff_3</text:p>
          </table:table-cell>
          <table:table-cell office:value-type="string" calcext:value-type="string">
            <text:p>VALID</text:p>
          </table:table-cell>
          <table:table-cell office:value-type="float" office:value="0.095479" calcext:value-type="float">
            <text:p>0,095479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IntendDemo_42dc4fff/IntendDemo_42dc4fff_4</text:p>
          </table:table-cell>
          <table:table-cell office:value-type="string" calcext:value-type="string">
            <text:p>VALID</text:p>
          </table:table-cell>
          <table:table-cell office:value-type="float" office:value="0.308057" calcext:value-type="float">
            <text:p>0,308057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IntendDemo_42dc4fff/IntendDemo_42dc4fff_5</text:p>
          </table:table-cell>
          <table:table-cell office:value-type="string" calcext:value-type="string">
            <text:p>VALID</text:p>
          </table:table-cell>
          <table:table-cell office:value-type="float" office:value="0.11303" calcext:value-type="float">
            <text:p>0,11303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IntendDemo_42dc4fff/IntendDemo_42dc4fff_6</text:p>
          </table:table-cell>
          <table:table-cell office:value-type="string" calcext:value-type="string">
            <text:p>VALID</text:p>
          </table:table-cell>
          <table:table-cell office:value-type="float" office:value="0.148631" calcext:value-type="float">
            <text:p>0,148631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jarvis_gideon_a02758ea/jarvis_gideon_a02758ea_1</text:p>
          </table:table-cell>
          <table:table-cell office:value-type="string" calcext:value-type="string">
            <text:p>VALID</text:p>
          </table:table-cell>
          <table:table-cell office:value-type="float" office:value="0.115582" calcext:value-type="float">
            <text:p>0,115582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jarvis_gideon_a02758ea/jarvis_gideon_a02758ea_2</text:p>
          </table:table-cell>
          <table:table-cell office:value-type="string" calcext:value-type="string">
            <text:p>VALID</text:p>
          </table:table-cell>
          <table:table-cell office:value-type="float" office:value="0.392722" calcext:value-type="float">
            <text:p>0,392722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jarvis_gideon_a02758ea/jarvis_gideon_a02758ea_3</text:p>
          </table:table-cell>
          <table:table-cell office:value-type="string" calcext:value-type="string">
            <text:p>VALID</text:p>
          </table:table-cell>
          <table:table-cell office:value-type="float" office:value="0.178072" calcext:value-type="float">
            <text:p>0,178072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jarvis_gideon_a02758ea/jarvis_gideon_a02758ea_4</text:p>
          </table:table-cell>
          <table:table-cell office:value-type="string" calcext:value-type="string">
            <text:p>VALID</text:p>
          </table:table-cell>
          <table:table-cell office:value-type="float" office:value="0.14504" calcext:value-type="float">
            <text:p>0,14504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jarvis_gideon_a02758ea/jarvis_gideon_a02758ea_5</text:p>
          </table:table-cell>
          <table:table-cell office:value-type="string" calcext:value-type="string">
            <text:p>VALID</text:p>
          </table:table-cell>
          <table:table-cell office:value-type="float" office:value="0.215359" calcext:value-type="float">
            <text:p>0,215359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jarvis_gideon_a02758ea/jarvis_gideon_a02758ea_6</text:p>
          </table:table-cell>
          <table:table-cell office:value-type="string" calcext:value-type="string">
            <text:p>VALID</text:p>
          </table:table-cell>
          <table:table-cell office:value-type="float" office:value="0.180392" calcext:value-type="float">
            <text:p>0,180392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jarvis_gideon_a02758ea/jarvis_gideon_a02758ea_7</text:p>
          </table:table-cell>
          <table:table-cell office:value-type="string" calcext:value-type="string">
            <text:p>VALID</text:p>
          </table:table-cell>
          <table:table-cell office:value-type="float" office:value="0.148086" calcext:value-type="float">
            <text:p>0,148086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jarvis_gideon_a02758ea/jarvis_gideon_a02758ea_8</text:p>
          </table:table-cell>
          <table:table-cell office:value-type="string" calcext:value-type="string">
            <text:p>VALID</text:p>
          </table:table-cell>
          <table:table-cell office:value-type="float" office:value="0.115025" calcext:value-type="float">
            <text:p>0,115025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jarvis_philippe_484face8/jarvis_philippe_484face8_1</text:p>
          </table:table-cell>
          <table:table-cell office:value-type="string" calcext:value-type="string">
            <text:p>VALID</text:p>
          </table:table-cell>
          <table:table-cell office:value-type="float" office:value="3.68481" calcext:value-type="float">
            <text:p>3,68481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jarvis_philippe_484face8/jarvis_philippe_484face8_2</text:p>
          </table:table-cell>
          <table:table-cell office:value-type="string" calcext:value-type="string">
            <text:p>VALID</text:p>
          </table:table-cell>
          <table:table-cell office:value-type="float" office:value="0.323675" calcext:value-type="float">
            <text:p>0,323675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jarvis_philippe_484face8/jarvis_philippe_484face8_3</text:p>
          </table:table-cell>
          <table:table-cell office:value-type="string" calcext:value-type="string">
            <text:p>VALID</text:p>
          </table:table-cell>
          <table:table-cell office:value-type="float" office:value="0.219749" calcext:value-type="float">
            <text:p>0,219749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jarvis_philippe_484face8/jarvis_philippe_484face8_4</text:p>
          </table:table-cell>
          <table:table-cell office:value-type="string" calcext:value-type="string">
            <text:p>VALID</text:p>
          </table:table-cell>
          <table:table-cell office:value-type="float" office:value="0.169497" calcext:value-type="float">
            <text:p>0,169497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jarvis_philippe_484face8/jarvis_philippe_484face8_5</text:p>
          </table:table-cell>
          <table:table-cell office:value-type="string" calcext:value-type="string">
            <text:p>VALID</text:p>
          </table:table-cell>
          <table:table-cell office:value-type="float" office:value="0.247671" calcext:value-type="float">
            <text:p>0,247671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jarvis_philippe_484face8/jarvis_philippe_484face8_6</text:p>
          </table:table-cell>
          <table:table-cell office:value-type="string" calcext:value-type="string">
            <text:p>VALID</text:p>
          </table:table-cell>
          <table:table-cell office:value-type="float" office:value="0.214348" calcext:value-type="float">
            <text:p>0,214348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jarvis_philippe_484face8/jarvis_philippe_484face8_7</text:p>
          </table:table-cell>
          <table:table-cell office:value-type="string" calcext:value-type="string">
            <text:p>VALID</text:p>
          </table:table-cell>
          <table:table-cell office:value-type="float" office:value="0.160247" calcext:value-type="float">
            <text:p>0,160247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jarvis_philippe_484face8/jarvis_philippe_484face8_8</text:p>
          </table:table-cell>
          <table:table-cell office:value-type="string" calcext:value-type="string">
            <text:p>VALID</text:p>
          </table:table-cell>
          <table:table-cell office:value-type="float" office:value="0.236524" calcext:value-type="float">
            <text:p>0,236524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Lights2_f1477cc5/Lights2_f1477cc5_1</text:p>
          </table:table-cell>
          <table:table-cell office:value-type="string" calcext:value-type="string">
            <text:p>VALID</text:p>
          </table:table-cell>
          <table:table-cell office:value-type="float" office:value="1.03132" calcext:value-type="float">
            <text:p>1,03132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Lights2_f1477cc5/Lights2_f1477cc5_2</text:p>
          </table:table-cell>
          <table:table-cell office:value-type="string" calcext:value-type="string">
            <text:p>VALID</text:p>
          </table:table-cell>
          <table:table-cell office:value-type="float" office:value="0.103299" calcext:value-type="float">
            <text:p>0,103299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Morning2s_06cf2373/Morning2s_06cf2373_1</text:p>
          </table:table-cell>
          <table:table-cell office:value-type="string" calcext:value-type="string">
            <text:p>VALID</text:p>
          </table:table-cell>
          <table:table-cell office:value-type="float" office:value="2.8591" calcext:value-type="float">
            <text:p>2,8591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Morning2s_06cf2373/Morning2s_06cf2373_2</text:p>
          </table:table-cell>
          <table:table-cell office:value-type="string" calcext:value-type="string">
            <text:p>VALID</text:p>
          </table:table-cell>
          <table:table-cell office:value-type="float" office:value="91.0728" calcext:value-type="float">
            <text:p>91,0728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Morning2s_06cf2373/Morning2s_06cf2373_3</text:p>
          </table:table-cell>
          <table:table-cell office:value-type="string" calcext:value-type="string">
            <text:p>VALID</text:p>
          </table:table-cell>
          <table:table-cell office:value-type="float" office:value="1388.04" calcext:value-type="float">
            <text:p>1388,04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Morning2s_06e9cad4/Morning2s_06e9cad4_1</text:p>
          </table:table-cell>
          <table:table-cell office:value-type="string" calcext:value-type="string">
            <text:p>VALID</text:p>
          </table:table-cell>
          <table:table-cell office:value-type="float" office:value="3.18431" calcext:value-type="float">
            <text:p>3,18431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Morning2s_06e9cad4/Morning2s_06e9cad4_2</text:p>
          </table:table-cell>
          <table:table-cell office:value-type="string" calcext:value-type="string">
            <text:p>VALID</text:p>
          </table:table-cell>
          <table:table-cell office:value-type="float" office:value="79.789" calcext:value-type="float">
            <text:p>79,789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Morning2s_06e9cad4/Morning2s_06e9cad4_3</text:p>
          </table:table-cell>
          <table:table-cell office:value-type="string" calcext:value-type="string">
            <text:p>VALID</text:p>
          </table:table-cell>
          <table:table-cell office:value-type="float" office:value="1223.92" calcext:value-type="float">
            <text:p>1223,92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Morning2s_2c5b09da/Morning2s_2c5b09da_1</text:p>
          </table:table-cell>
          <table:table-cell office:value-type="string" calcext:value-type="string">
            <text:p>VALID</text:p>
          </table:table-cell>
          <table:table-cell office:value-type="float" office:value="3.02099" calcext:value-type="float">
            <text:p>3,02099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Morning2s_2c5b09da/Morning2s_2c5b09da_2</text:p>
          </table:table-cell>
          <table:table-cell office:value-type="string" calcext:value-type="string">
            <text:p>VALID</text:p>
          </table:table-cell>
          <table:table-cell office:value-type="float" office:value="5.65726" calcext:value-type="float">
            <text:p>5,65726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Morning2s_2c5b09da/Morning2s_2c5b09da_3</text:p>
          </table:table-cell>
          <table:table-cell office:value-type="string" calcext:value-type="string">
            <text:p>VALID</text:p>
          </table:table-cell>
          <table:table-cell office:value-type="float" office:value="81.2673" calcext:value-type="float">
            <text:p>81,2673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Morning2s_42dc4fff/Morning2s_42dc4fff_1</text:p>
          </table:table-cell>
          <table:table-cell office:value-type="string" calcext:value-type="string">
            <text:p>VALID</text:p>
          </table:table-cell>
          <table:table-cell office:value-type="float" office:value="3.03277" calcext:value-type="float">
            <text:p>3,03277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Morning2s_42dc4fff/Morning2s_42dc4fff_2</text:p>
          </table:table-cell>
          <table:table-cell office:value-type="string" calcext:value-type="string">
            <text:p>VALID</text:p>
          </table:table-cell>
          <table:table-cell office:value-type="float" office:value="73.1209" calcext:value-type="float">
            <text:p>73,1209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Morning2s_42dc4fff/Morning2s_42dc4fff_3</text:p>
          </table:table-cell>
          <table:table-cell office:value-type="string" calcext:value-type="string">
            <text:p>VALID</text:p>
          </table:table-cell>
          <table:table-cell office:value-type="float" office:value="1566.57" calcext:value-type="float">
            <text:p>1566,57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Morning2s_9cbf2546/Morning2s_9cbf2546_1</text:p>
          </table:table-cell>
          <table:table-cell office:value-type="string" calcext:value-type="string">
            <text:p>VALID</text:p>
          </table:table-cell>
          <table:table-cell office:value-type="float" office:value="3.37676" calcext:value-type="float">
            <text:p>3,37676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Morning2s_9cbf2546/Morning2s_9cbf2546_2</text:p>
          </table:table-cell>
          <table:table-cell office:value-type="string" calcext:value-type="string">
            <text:p>VALID</text:p>
          </table:table-cell>
          <table:table-cell office:value-type="float" office:value="80.8521" calcext:value-type="float">
            <text:p>80,8521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Morning2s_9cbf2546/Morning2s_9cbf2546_3</text:p>
          </table:table-cell>
          <table:table-cell office:value-type="string" calcext:value-type="string">
            <text:p>VALID</text:p>
          </table:table-cell>
          <table:table-cell office:value-type="float" office:value="1163.7" calcext:value-type="float">
            <text:p>1163,7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Morning2s_d6c5ac79/Morning2s_d6c5ac79_1</text:p>
          </table:table-cell>
          <table:table-cell office:value-type="string" calcext:value-type="string">
            <text:p>VALID</text:p>
          </table:table-cell>
          <table:table-cell office:value-type="float" office:value="3.08316" calcext:value-type="float">
            <text:p>3,08316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Morning2s_d6c5ac79/Morning2s_d6c5ac79_2</text:p>
          </table:table-cell>
          <table:table-cell office:value-type="string" calcext:value-type="string">
            <text:p>VALID</text:p>
          </table:table-cell>
          <table:table-cell office:value-type="float" office:value="53.8645" calcext:value-type="float">
            <text:p>53,8645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Morning2s_d6c5ac79/Morning2s_d6c5ac79_3</text:p>
          </table:table-cell>
          <table:table-cell office:value-type="string" calcext:value-type="string">
            <text:p>VALID</text:p>
          </table:table-cell>
          <table:table-cell office:value-type="float" office:value="1209.72" calcext:value-type="float">
            <text:p>1209,72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test_f3987563/test_f3987563_1</text:p>
          </table:table-cell>
          <table:table-cell office:value-type="string" calcext:value-type="string">
            <text:p>VALID</text:p>
          </table:table-cell>
          <table:table-cell office:value-type="float" office:value="0.155894" calcext:value-type="float">
            <text:p>0,155894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test_f3987563/test_f3987563_2</text:p>
          </table:table-cell>
          <table:table-cell office:value-type="string" calcext:value-type="string">
            <text:p>VALID</text:p>
          </table:table-cell>
          <table:table-cell office:value-type="float" office:value="0.243363" calcext:value-type="float">
            <text:p>0,243363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test2_f2774e0b/test2_f2774e0b_1</text:p>
          </table:table-cell>
          <table:table-cell office:value-type="string" calcext:value-type="string">
            <text:p>VALID</text:p>
          </table:table-cell>
          <table:table-cell office:value-type="float" office:value="0.263329" calcext:value-type="float">
            <text:p>0,263329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test2_f2774e0b/test2_f2774e0b_2</text:p>
          </table:table-cell>
          <table:table-cell office:value-type="string" calcext:value-type="string">
            <text:p>VALID</text:p>
          </table:table-cell>
          <table:table-cell office:value-type="float" office:value="0.256083" calcext:value-type="float">
            <text:p>0,256083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test2_f2774e0b/test2_f2774e0b_3</text:p>
          </table:table-cell>
          <table:table-cell office:value-type="string" calcext:value-type="string">
            <text:p>VALID</text:p>
          </table:table-cell>
          <table:table-cell office:value-type="float" office:value="0.136899" calcext:value-type="float">
            <text:p>0,136899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test4_4b82b1f4/test4_4b82b1f4_1</text:p>
          </table:table-cell>
          <table:table-cell office:value-type="string" calcext:value-type="string">
            <text:p>VALID</text:p>
          </table:table-cell>
          <table:table-cell office:value-type="float" office:value="0.278629" calcext:value-type="float">
            <text:p>0,278629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test4_4b82b1f4/test4_4b82b1f4_2</text:p>
          </table:table-cell>
          <table:table-cell office:value-type="string" calcext:value-type="string">
            <text:p>VALID</text:p>
          </table:table-cell>
          <table:table-cell office:value-type="float" office:value="0.174693" calcext:value-type="float">
            <text:p>0,174693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test9_dd3a27e1/test9_dd3a27e1_1</text:p>
          </table:table-cell>
          <table:table-cell office:value-type="string" calcext:value-type="string">
            <text:p>VALID</text:p>
          </table:table-cell>
          <table:table-cell office:value-type="float" office:value="0.314207" calcext:value-type="float">
            <text:p>0,314207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test9_dd3a27e1/test9_dd3a27e1_2</text:p>
          </table:table-cell>
          <table:table-cell office:value-type="string" calcext:value-type="string">
            <text:p>VALID</text:p>
          </table:table-cell>
          <table:table-cell office:value-type="float" office:value="0.244314" calcext:value-type="float">
            <text:p>0,244314</text:p>
          </table:table-cell>
          <table:table-cell office:value-type="string" calcext:value-type="string">
            <text:p>UNREALIZABLE</text:p>
          </table:table-cell>
        </table:table-row>
        <table:table-row table:style-name="ro2">
          <table:table-cell office:value-type="string" calcext:value-type="string">
            <text:p>tmp_13cfc6f2/tmp_13cfc6f2_1</text:p>
          </table:table-cell>
          <table:table-cell office:value-type="string" calcext:value-type="string">
            <text:p>VALID</text:p>
          </table:table-cell>
          <table:table-cell office:value-type="float" office:value="0.242396" calcext:value-type="float">
            <text:p>0,242396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tmp_13cfc6f2/tmp_13cfc6f2_2</text:p>
          </table:table-cell>
          <table:table-cell office:value-type="string" calcext:value-type="string">
            <text:p>VALID</text:p>
          </table:table-cell>
          <table:table-cell office:value-type="float" office:value="2.73359" calcext:value-type="float">
            <text:p>2,73359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Window2_9cac58d3/Window2_9cac58d3_1</text:p>
          </table:table-cell>
          <table:table-cell office:value-type="string" calcext:value-type="string">
            <text:p>VALID</text:p>
          </table:table-cell>
          <table:table-cell office:value-type="float" office:value="0.125625" calcext:value-type="float">
            <text:p>0,125625</text:p>
          </table:table-cell>
          <table:table-cell office:value-type="string" calcext:value-type="string">
            <text:p>REALIZABLE</text:p>
          </table:table-cell>
        </table:table-row>
        <table:table-row table:style-name="ro2">
          <table:table-cell office:value-type="string" calcext:value-type="string">
            <text:p>Window2_9cac58d3/Window2_9cac58d3_2</text:p>
          </table:table-cell>
          <table:table-cell office:value-type="string" calcext:value-type="string">
            <text:p>VALID</text:p>
          </table:table-cell>
          <table:table-cell office:value-type="float" office:value="0.211009" calcext:value-type="float">
            <text:p>0,211009</text:p>
          </table:table-cell>
          <table:table-cell office:value-type="string" calcext:value-type="string">
            <text:p>REALIZABLE</text:p>
          </table:table-cell>
        </table:table-row>
        <table:table-row table:style-name="ro2" table:number-rows-repeated="104846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minibowser" table:style-name="ta1">
        <table:table-column table:style-name="co1" table:default-cell-style-name="Default"/>
        <table:table-column table:style-name="co8" table:default-cell-style-name="ce6"/>
        <table:table-column table:style-name="co9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5" office:value-type="string" calcext:value-type="string">
            <text:p>#States</text:p>
          </table:table-cell>
          <table:table-cell table:style-name="ce1"/>
          <table:table-cell table:style-name="ce3" office:value-type="string" calcext:value-type="string">
            <text:p>Status</text:p>
          </table:table-cell>
          <table:table-cell table:style-name="ce5" office:value-type="string" calcext:value-type="string">
            <text:p>WCTIME (in s)</text:p>
          </table:table-cell>
          <table:table-cell table:style-name="ce3" office:value-type="string" calcext:value-type="string">
            <text:p>Realizability</text:p>
          </table:table-cell>
          <table:table-cell table:style-name="ce7" table:number-columns-repeated="1018"/>
        </table:table-row>
        <table:table-row table:style-name="ro2">
          <table:table-cell office:value-type="string" calcext:value-type="string">
            <text:p>Alarm_06e9ca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6205.14" calcext:value-type="float">
            <text:p>6205,14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06e9ca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6639.67" calcext:value-type="float">
            <text:p>6639,6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06e9ca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40316" calcext:value-type="float">
            <text:p>1,4031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06e9ca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33973" calcext:value-type="float">
            <text:p>1,3397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2d1010f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.1277" calcext:value-type="float">
            <text:p>1,1277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2d1010f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212782" calcext:value-type="float">
            <text:p>0,212782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2d1010f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31923" calcext:value-type="float">
            <text:p>0,00033192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2d1010f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945551" calcext:value-type="float">
            <text:p>0,094555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68c867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707.646" calcext:value-type="float">
            <text:p>707,64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68c867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852.359" calcext:value-type="float">
            <text:p>852,359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68c867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948694" calcext:value-type="float">
            <text:p>0,94869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68c867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22619" calcext:value-type="float">
            <text:p>1,2261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70523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386.99" calcext:value-type="float">
            <text:p>386,99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70523f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351.955" calcext:value-type="float">
            <text:p>351,955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70523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4319" calcext:value-type="float">
            <text:p>1,431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70523f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08845" calcext:value-type="float">
            <text:p>1,0884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88c5c1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69.1498" calcext:value-type="float">
            <text:p>69,1498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88c5c1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26.957" calcext:value-type="float">
            <text:p>26,957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88c5c1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41045" calcext:value-type="float">
            <text:p>0,14104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88c5c1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06941" calcext:value-type="float">
            <text:p>0,10694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9cac58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68.9822" calcext:value-type="float">
            <text:p>68,9822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9cac58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27.7781" calcext:value-type="float">
            <text:p>27,7781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9cac58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297118" calcext:value-type="float">
            <text:p>0,00029711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9cac58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76452" calcext:value-type="float">
            <text:p>0,07645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a5f99b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6217.28" calcext:value-type="float">
            <text:p>6217,2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a5f99b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6490.32" calcext:value-type="float">
            <text:p>6490,3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a5f99b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812501" calcext:value-type="float">
            <text:p>0,81250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a5f99b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03543" calcext:value-type="float">
            <text:p>1,0354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f2774e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236.629" calcext:value-type="float">
            <text:p>236,629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f2774e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67.19" calcext:value-type="float">
            <text:p>167,19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f2774e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09316" calcext:value-type="float">
            <text:p>1,0931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_f2774e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801844" calcext:value-type="float">
            <text:p>0,80184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Min_efe2fe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.03289" calcext:value-type="float">
            <text:p>1,03289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Min_efe2fe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311786" calcext:value-type="float">
            <text:p>0,31178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Min_efe2fe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40977" calcext:value-type="float">
            <text:p>0,14097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rmMin_efe2fe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.35735" calcext:value-type="float">
            <text:p>1,35735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Heating_d6376bf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2.4117" calcext:value-type="float">
            <text:p>12,4117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Heating_d6376b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0.2626" calcext:value-type="float">
            <text:p>10,2626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Heating_d6376bf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19096" calcext:value-type="float">
            <text:p>0,00031909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Heating_d6376b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552517" calcext:value-type="float">
            <text:p>0,55251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06e9ca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19.179" calcext:value-type="float">
            <text:p>119,179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06e9ca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4884.2" calcext:value-type="float">
            <text:p>4884,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06e9ca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5056.2" calcext:value-type="float">
            <text:p>5056,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06e9ca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254.309" calcext:value-type="float">
            <text:p>254,30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06e9ca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02.6" calcext:value-type="float">
            <text:p>7202,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06e9ca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263.648" calcext:value-type="float">
            <text:p>263,64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2c5b09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5498.35" calcext:value-type="float">
            <text:p>5498,35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2c5b09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7177.78" calcext:value-type="float">
            <text:p>7177,7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2c5b09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326.531" calcext:value-type="float">
            <text:p>326,53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2c5b09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18.523" calcext:value-type="float">
            <text:p>118,523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2c5b09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263.347" calcext:value-type="float">
            <text:p>263,34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2c5b09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04.42" calcext:value-type="float">
            <text:p>7204,4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63831f8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347.86" calcext:value-type="float">
            <text:p>1347,8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63831f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178.72" calcext:value-type="float">
            <text:p>1178,7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63831f8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295.523" calcext:value-type="float">
            <text:p>295,52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63831f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19.006" calcext:value-type="float">
            <text:p>119,00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63831f8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262.341" calcext:value-type="float">
            <text:p>262,34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63831f8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3353.01" calcext:value-type="float">
            <text:p>3353,0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aeb1d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140.03" calcext:value-type="float">
            <text:p>1140,03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aeb1d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916.299" calcext:value-type="float">
            <text:p>916,299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aeb1d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473.287" calcext:value-type="float">
            <text:p>473,28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aeb1d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69.858" calcext:value-type="float">
            <text:p>169,85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aeb1d8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377.406" calcext:value-type="float">
            <text:p>377,40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aeb1d8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2641.91" calcext:value-type="float">
            <text:p>2641,9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b209ff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954.547" calcext:value-type="float">
            <text:p>954,54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b209ff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324.498" calcext:value-type="float">
            <text:p>324,49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b209ff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18.305" calcext:value-type="float">
            <text:p>118,305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b209ff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234.17" calcext:value-type="float">
            <text:p>1234,1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b209ff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262.128" calcext:value-type="float">
            <text:p>262,12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b209ff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2796.46" calcext:value-type="float">
            <text:p>2796,4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d6c5ac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969.363" calcext:value-type="float">
            <text:p>969,363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d6c5ac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677.692" calcext:value-type="float">
            <text:p>677,69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d6c5ac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310.082" calcext:value-type="float">
            <text:p>310,08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d6c5ac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16.495" calcext:value-type="float">
            <text:p>116,495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d6c5ac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263.186" calcext:value-type="float">
            <text:p>263,18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Lights_d6c5ac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924.82" calcext:value-type="float">
            <text:p>1924,8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Shades_66f450a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487.99" calcext:value-type="float">
            <text:p>7487,99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Shades_66f450a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11.37" calcext:value-type="float">
            <text:p>7211,3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Shades_66f450a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618.48" calcext:value-type="float">
            <text:p>618,4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Shades_66f450a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319.805" calcext:value-type="float">
            <text:p>319,805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ssumptions_a50cad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3656.65" calcext:value-type="float">
            <text:p>3656,65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ssumptions_a50cad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2289.98" calcext:value-type="float">
            <text:p>2289,9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ssumptions_a50cad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43.509" calcext:value-type="float">
            <text:p>143,509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ssumptions_a50cad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379.962" calcext:value-type="float">
            <text:p>379,96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Alarm_6bea956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330965" calcext:value-type="float">
            <text:p>0,00033096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Alarm_6bea956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270789" calcext:value-type="float">
            <text:p>0,027078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Alarm_6bea956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51788" calcext:value-type="float">
            <text:p>1,51788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Alarm_6bea956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478399" calcext:value-type="float">
            <text:p>0,0478399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Alarm_88f351a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297894" calcext:value-type="float">
            <text:p>0,00029789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Alarm_88f351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18511" calcext:value-type="float">
            <text:p>0,0001851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Alarm_88f351a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12989" calcext:value-type="float">
            <text:p>0,000312989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Alarm_88f351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118259" calcext:value-type="float">
            <text:p>0,0118259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AlarmBroken1_1a2942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335939" calcext:value-type="float">
            <text:p>0,335939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AlarmBroken1_1a2942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27433" calcext:value-type="float">
            <text:p>0,027433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AlarmBroken1_1a2942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30952" calcext:value-type="float">
            <text:p>0,00033095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AlarmBroken1_1a2942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294791" calcext:value-type="float">
            <text:p>0,029479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CoffeMachine_1cf58fc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867549" calcext:value-type="float">
            <text:p>0,086754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CoffeMachine_1cf58f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56509" calcext:value-type="float">
            <text:p>1,56509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CoffeMachine_1cf58fc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227259" calcext:value-type="float">
            <text:p>0,227259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CoffeMachine_1cf58f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249614" calcext:value-type="float">
            <text:p>0,24961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CoffeMachine_346112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303957" calcext:value-type="float">
            <text:p>0,00030395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CoffeMachine_3461125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680109" calcext:value-type="float">
            <text:p>0,068010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CoffeMachine_346112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83211" calcext:value-type="float">
            <text:p>1,83211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CoffeMachine_3461125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275914" calcext:value-type="float">
            <text:p>0,275914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CoffeMachine_f3987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437735" calcext:value-type="float">
            <text:p>0,43773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CoffeMachine_f39875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5273" calcext:value-type="float">
            <text:p>0,1527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CoffeMachine_f3987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72899" calcext:value-type="float">
            <text:p>0,00037289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CoffeMachine_f39875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322873" calcext:value-type="float">
            <text:p>0,322873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CoffeMachineBroken1_a5f99b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740481" calcext:value-type="float">
            <text:p>0,740481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CoffeMachineBroken1_a5f99b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48894" calcext:value-type="float">
            <text:p>0,148894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CoffeMachineBroken1_a5f99b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720749" calcext:value-type="float">
            <text:p>0,072074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CoffeMachineBroken1_a5f99b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646419" calcext:value-type="float">
            <text:p>0,064641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Door_c2b9e44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834621" calcext:value-type="float">
            <text:p>0,0834621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Door_c2b9e44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91175" calcext:value-type="float">
            <text:p>0,19117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Door_c2b9e44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625711" calcext:value-type="float">
            <text:p>0,062571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Door_c2b9e44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23947" calcext:value-type="float">
            <text:p>0,00032394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Heating_2418b67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298016" calcext:value-type="float">
            <text:p>0,00029801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Heating_2418b67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244996" calcext:value-type="float">
            <text:p>0,00024499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Heating_2418b67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453962" calcext:value-type="float">
            <text:p>0,00045396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Heating_2418b67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444493" calcext:value-type="float">
            <text:p>0,00444493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Heating_346112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363895" calcext:value-type="float">
            <text:p>0,00036389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Heating_3461125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29971" calcext:value-type="float">
            <text:p>0,02997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Heating_346112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37021" calcext:value-type="float">
            <text:p>0,00033702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Heating_3461125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12273" calcext:value-type="float">
            <text:p>0,112273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Light_007df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208768" calcext:value-type="float">
            <text:p>0,20876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Light_007df6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238819" calcext:value-type="float">
            <text:p>0,023881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Light_007df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4311" calcext:value-type="float">
            <text:p>0,0003431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Light_007df6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94191" calcext:value-type="float">
            <text:p>0,094191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Light_aeb1d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239677" calcext:value-type="float">
            <text:p>0,23967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Light_aeb1d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13452" calcext:value-type="float">
            <text:p>0,11345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Light_aeb1d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38902" calcext:value-type="float">
            <text:p>0,00033890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Light_aeb1d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82124" calcext:value-type="float">
            <text:p>0,182124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Room_06e9ca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32091" calcext:value-type="float">
            <text:p>0,0003209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Room_06e9ca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629659" calcext:value-type="float">
            <text:p>0,062965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Room_06e9ca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925054" calcext:value-type="float">
            <text:p>0,925054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Room_06e9ca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38172" calcext:value-type="float">
            <text:p>0,038172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Room_2c5b09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333049" calcext:value-type="float">
            <text:p>0,00033304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Room_2c5b09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51386" calcext:value-type="float">
            <text:p>0,05138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Room_2c5b09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68985" calcext:value-type="float">
            <text:p>1,68985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Room_2c5b09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1419" calcext:value-type="float">
            <text:p>0,01419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Room_3916ec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291107" calcext:value-type="float">
            <text:p>0,00029110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Room_3916ec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40691" calcext:value-type="float">
            <text:p>0,04069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Room_3916ec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31895" calcext:value-type="float">
            <text:p>0,000331895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Room_3916ec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38456" calcext:value-type="float">
            <text:p>0,038456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Room_70523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87856" calcext:value-type="float">
            <text:p>0,18785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Room_70523f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449279" calcext:value-type="float">
            <text:p>0,044927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Room_70523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2107" calcext:value-type="float">
            <text:p>1,2107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Room_70523f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427669" calcext:value-type="float">
            <text:p>0,0427669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Room_88c5c1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209957" calcext:value-type="float">
            <text:p>0,20995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Room_88c5c1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279809" calcext:value-type="float">
            <text:p>0,027980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Room_88c5c1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97906" calcext:value-type="float">
            <text:p>0,97906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Room_88c5c1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356851" calcext:value-type="float">
            <text:p>0,0356851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Shades_1a2942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29209" calcext:value-type="float">
            <text:p>0,0002920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Shades_1a2942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765979" calcext:value-type="float">
            <text:p>0,076597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Shades_1a2942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36114" calcext:value-type="float">
            <text:p>0,00033611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Shades_1a2942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14806" calcext:value-type="float">
            <text:p>0,114806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Shades_3461125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820319" calcext:value-type="float">
            <text:p>0,082031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Shades_346112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07956" calcext:value-type="float">
            <text:p>0,00030795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Shades_3461125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26728" calcext:value-type="float">
            <text:p>0,126728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Shades_346112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354" calcext:value-type="float">
            <text:p>0,135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Shades_4d4ca5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536542" calcext:value-type="float">
            <text:p>0,536542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Shades_4d4ca5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610661" calcext:value-type="float">
            <text:p>0,0610661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Shades_4d4ca5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17883" calcext:value-type="float">
            <text:p>0,000317883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Shades_4d4ca5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730889" calcext:value-type="float">
            <text:p>0,0730889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Shades_aeb1d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334997" calcext:value-type="float">
            <text:p>0,00033499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Shades_aeb1d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42945" calcext:value-type="float">
            <text:p>0,14294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Shades_aeb1d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235616" calcext:value-type="float">
            <text:p>0,23561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Shades_aeb1d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43487" calcext:value-type="float">
            <text:p>0,143487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Time_3916ec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1045" calcext:value-type="float">
            <text:p>0,11045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Time_3916ec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340105" calcext:value-type="float">
            <text:p>0,00034010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Time_3916ec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226327" calcext:value-type="float">
            <text:p>0,22632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Time_3916ec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212071" calcext:value-type="float">
            <text:p>0,21207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Time_4b5e6e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83861" calcext:value-type="float">
            <text:p>0,18386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Time_4b5e6ea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560369" calcext:value-type="float">
            <text:p>0,056036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Time_4b5e6e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21079" calcext:value-type="float">
            <text:p>0,00032107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Time_4b5e6ea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821919" calcext:value-type="float">
            <text:p>0,0821919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Time_54e1f7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32028" calcext:value-type="float">
            <text:p>0,13202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Time_54e1f7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76668" calcext:value-type="float">
            <text:p>0,07666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Time_54e1f7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17097" calcext:value-type="float">
            <text:p>0,00031709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Time_54e1f7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93199" calcext:value-type="float">
            <text:p>0,093199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Time_6479ef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310919" calcext:value-type="float">
            <text:p>0,00031091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Time_6479ef9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47637" calcext:value-type="float">
            <text:p>0,04763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Time_6479ef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291953" calcext:value-type="float">
            <text:p>0,00029195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Time_6479ef9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611369" calcext:value-type="float">
            <text:p>0,0611369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Timer_54e1f7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37024" calcext:value-type="float">
            <text:p>0,03702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Timer_54e1f7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356061" calcext:value-type="float">
            <text:p>0,356061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Timer_54e1f7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92522" calcext:value-type="float">
            <text:p>0,092522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Timer_54e1f7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344026" calcext:value-type="float">
            <text:p>0,00034402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Timer_fa8592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237011" calcext:value-type="float">
            <text:p>0,23701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Timer_fa8592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327591" calcext:value-type="float">
            <text:p>0,032759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Timer_fa8592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269964" calcext:value-type="float">
            <text:p>0,269964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Timer_fa8592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05164" calcext:value-type="float">
            <text:p>0,105164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arnlight_1cf58f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32892" calcext:value-type="float">
            <text:p>0,0003289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arnlight_1cf58fc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673111" calcext:value-type="float">
            <text:p>0,067311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arnlight_1cf58f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13539" calcext:value-type="float">
            <text:p>1,13539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arnlight_1cf58fc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6829" calcext:value-type="float">
            <text:p>0,06829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arnlight_4b5a2b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76702" calcext:value-type="float">
            <text:p>0,17670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arnlight_4b5a2b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470311" calcext:value-type="float">
            <text:p>0,047031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arnlight_4b5a2b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41712" calcext:value-type="float">
            <text:p>1,41712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arnlight_4b5a2b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07599" calcext:value-type="float">
            <text:p>0,107599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arnlight_54e1f7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84227" calcext:value-type="float">
            <text:p>0,08422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arnlight_54e1f7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472171" calcext:value-type="float">
            <text:p>0,047217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arnlight_54e1f7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365845" calcext:value-type="float">
            <text:p>0,365845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arnlight_54e1f7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81315" calcext:value-type="float">
            <text:p>0,081315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arnlight_6bea956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60038" calcext:value-type="float">
            <text:p>0,16003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arnlight_6bea956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55051" calcext:value-type="float">
            <text:p>0,05505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arnlight_6bea956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61897" calcext:value-type="float">
            <text:p>1,61897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arnlight_6bea956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640579" calcext:value-type="float">
            <text:p>0,0640579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arnlightBroken1_70523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770196" calcext:value-type="float">
            <text:p>0,770196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arnlightBroken1_70523f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416949" calcext:value-type="float">
            <text:p>0,0416949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arnlightBroken1_70523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971791" calcext:value-type="float">
            <text:p>0,097179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arnlightBroken1_70523f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330519" calcext:value-type="float">
            <text:p>0,033051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indows_2418b67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316949" calcext:value-type="float">
            <text:p>0,031694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indows_2418b67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292268" calcext:value-type="float">
            <text:p>0,292268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indows_2418b67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392209" calcext:value-type="float">
            <text:p>0,0392209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indows_2418b67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337074" calcext:value-type="float">
            <text:p>0,00033707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indows_54e1f7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289969" calcext:value-type="float">
            <text:p>0,00028996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indows_54e1f7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31328" calcext:value-type="float">
            <text:p>0,03132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indows_54e1f7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968801" calcext:value-type="float">
            <text:p>0,968801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Windows_54e1f7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416021" calcext:value-type="float">
            <text:p>0,0416021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pitboard_efe2fe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2.6191" calcext:value-type="float">
            <text:p>2,6191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pitboard_efe2fe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974466" calcext:value-type="float">
            <text:p>0,974466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pitboard_efe2fe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502.823" calcext:value-type="float">
            <text:p>502,823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pitboard_efe2fe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377.336" calcext:value-type="float">
            <text:p>377,33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06e9ca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8.58805" calcext:value-type="float">
            <text:p>8,5880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06e9ca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34.9125" calcext:value-type="float">
            <text:p>34,9125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06e9ca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399595" calcext:value-type="float">
            <text:p>0,39959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06e9ca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96336" calcext:value-type="float">
            <text:p>0,19633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235467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2.48928" calcext:value-type="float">
            <text:p>2,48928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235467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65985" calcext:value-type="float">
            <text:p>0,00036598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235467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73521" calcext:value-type="float">
            <text:p>0,17352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235467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7.66435" calcext:value-type="float">
            <text:p>7,66435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2c5b09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30.1418" calcext:value-type="float">
            <text:p>30,141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2c5b09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79.919" calcext:value-type="float">
            <text:p>179,919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2c5b09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03109" calcext:value-type="float">
            <text:p>0,00030310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2c5b09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64701" calcext:value-type="float">
            <text:p>0,16470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6479ef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2.21068" calcext:value-type="float">
            <text:p>2,2106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6479ef9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8.94108" calcext:value-type="float">
            <text:p>8,94108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6479ef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204057" calcext:value-type="float">
            <text:p>0,20405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6479ef9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90774" calcext:value-type="float">
            <text:p>0,19077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d6376bf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.96366" calcext:value-type="float">
            <text:p>1,9636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d6376b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0.9367" calcext:value-type="float">
            <text:p>10,9367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d6376bf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19078" calcext:value-type="float">
            <text:p>0,00031907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d6376b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95845" calcext:value-type="float">
            <text:p>0,19584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efe2fe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5.41662" calcext:value-type="float">
            <text:p>5,41662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efe2fe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2.34383" calcext:value-type="float">
            <text:p>2,34383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efe2fe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50041" calcext:value-type="float">
            <text:p>0,00035004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efe2fe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78108" calcext:value-type="float">
            <text:p>0,17810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f1477c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.98424" calcext:value-type="float">
            <text:p>1,9842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f1477c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.21208" calcext:value-type="float">
            <text:p>1,2120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f1477c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4686" calcext:value-type="float">
            <text:p>1,4686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_f1477c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384558" calcext:value-type="float">
            <text:p>0,384558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Min_88f351a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.81782" calcext:value-type="float">
            <text:p>1,81782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Min_88f351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401946" calcext:value-type="float">
            <text:p>0,401946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Min_88f351a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30085" calcext:value-type="float">
            <text:p>0,00033008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Min_88f351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79017" calcext:value-type="float">
            <text:p>0,07901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Machine_974f4a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29374" calcext:value-type="float">
            <text:p>0,2937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Machine_974f4a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507653" calcext:value-type="float">
            <text:p>0,50765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Machine_974f4a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.33268" calcext:value-type="float">
            <text:p>1,33268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Machine_974f4a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691446" calcext:value-type="float">
            <text:p>0,69144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Machine_a50cad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96071" calcext:value-type="float">
            <text:p>0,19607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Machine_a50cad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980871" calcext:value-type="float">
            <text:p>0,098087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Machine_a50cad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507181" calcext:value-type="float">
            <text:p>0,507181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Machine_a50cad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20564" calcext:value-type="float">
            <text:p>0,20564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_4b5a2b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9.69744" calcext:value-type="float">
            <text:p>9,6974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_4b5a2b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4.27638" calcext:value-type="float">
            <text:p>4,2763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_4b5a2b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7.6538" calcext:value-type="float">
            <text:p>17,6538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_4b5a2b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7.65612" calcext:value-type="float">
            <text:p>7,65612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_66f450a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577438" calcext:value-type="float">
            <text:p>0,57743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_66f450a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266199" calcext:value-type="float">
            <text:p>0,26619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_66f450a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14006" calcext:value-type="float">
            <text:p>1,14006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_66f450a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45158" calcext:value-type="float">
            <text:p>0,45158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_fa4d4c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7.37746" calcext:value-type="float">
            <text:p>7,3774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_fa4d4c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3.32561" calcext:value-type="float">
            <text:p>3,3256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_fa4d4c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374.591" calcext:value-type="float">
            <text:p>374,59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_fa4d4c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51.346" calcext:value-type="float">
            <text:p>151,34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_solved_974f4a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48.0508" calcext:value-type="float">
            <text:p>48,0508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_solved_974f4a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23.136" calcext:value-type="float">
            <text:p>23,136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_solved_974f4a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7.25389" calcext:value-type="float">
            <text:p>7,2538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_solved_974f4a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5.13412" calcext:value-type="float">
            <text:p>5,1341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mo1_06e9ca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730.19" calcext:value-type="float">
            <text:p>1730,19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mo1_06e9ca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60.29" calcext:value-type="float">
            <text:p>7260,29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mo1_06e9ca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730.38" calcext:value-type="float">
            <text:p>1730,3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mo1_06e9ca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TIMEOUTED</text:p>
          </table:table-cell>
          <table:table-cell office:value-type="float" office:value="7557.06" calcext:value-type="float">
            <text:p>7557,0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mo1_2c5b09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492.99" calcext:value-type="float">
            <text:p>7492,99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mo1_2c5b09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730.41" calcext:value-type="float">
            <text:p>1730,4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mo1_2c5b09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TIMEOUTED</text:p>
          </table:table-cell>
          <table:table-cell office:value-type="float" office:value="7259.87" calcext:value-type="float">
            <text:p>7259,8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mo1_2c5b09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730.35" calcext:value-type="float">
            <text:p>1730,35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mo1_63831f8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474.54" calcext:value-type="float">
            <text:p>7474,54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mo1_63831f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730.2" calcext:value-type="float">
            <text:p>1730,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mo1_63831f8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TIMEOUTED</text:p>
          </table:table-cell>
          <table:table-cell office:value-type="float" office:value="7550.85" calcext:value-type="float">
            <text:p>7550,85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mo1_63831f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730.01" calcext:value-type="float">
            <text:p>1730,0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mo1_c2b9e44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484.98" calcext:value-type="float">
            <text:p>7484,9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mo1_c2b9e44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730.25" calcext:value-type="float">
            <text:p>1730,25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mo1_c2b9e44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TIMEOUTED</text:p>
          </table:table-cell>
          <table:table-cell office:value-type="float" office:value="7258.2" calcext:value-type="float">
            <text:p>7258,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mo1_c2b9e44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730.15" calcext:value-type="float">
            <text:p>1730,15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mo1_d65ed8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364.83" calcext:value-type="float">
            <text:p>7364,83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mo1_d65ed84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730.52" calcext:value-type="float">
            <text:p>1730,5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mo1_d65ed8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TIMEOUTED</text:p>
          </table:table-cell>
          <table:table-cell office:value-type="float" office:value="7484.35" calcext:value-type="float">
            <text:p>7484,35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mo1_d65ed84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730.28" calcext:value-type="float">
            <text:p>1730,2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viceBehaviorChec_fa8592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8.44695" calcext:value-type="float">
            <text:p>8,4469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viceBehaviorChec_fa8592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6.74491" calcext:value-type="float">
            <text:p>6,7449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viceBehaviorChec_fa8592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28016" calcext:value-type="float">
            <text:p>0,00032801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viceBehaviorChec_fa8592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43287" calcext:value-type="float">
            <text:p>0,14328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or_2d1010f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781886" calcext:value-type="float">
            <text:p>0,781886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or_2d1010f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407024" calcext:value-type="float">
            <text:p>0,407024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or_2d1010f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04972" calcext:value-type="float">
            <text:p>0,00030497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or_2d1010f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51548" calcext:value-type="float">
            <text:p>0,15154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or_locking_problem_d6c5ac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3.54934" calcext:value-type="float">
            <text:p>3,54934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or_locking_problem_d6c5ac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2.75435" calcext:value-type="float">
            <text:p>2,75435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or_locking_problem_d6c5ac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05892" calcext:value-type="float">
            <text:p>0,00030589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or_locking_problem_d6c5ac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32586" calcext:value-type="float">
            <text:p>0,13258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ample1_d6376b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406073" calcext:value-type="float">
            <text:p>0,40607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ample1_d6376bf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.02134" calcext:value-type="float">
            <text:p>1,02134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ample1_d6376b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476691" calcext:value-type="float">
            <text:p>0,476691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ample1_d6376bf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13744" calcext:value-type="float">
            <text:p>1,1374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_2418b67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334.384" calcext:value-type="float">
            <text:p>334,384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_2418b67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723.58" calcext:value-type="float">
            <text:p>723,5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_2418b67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030.81" calcext:value-type="float">
            <text:p>1030,8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_2418b67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191.88" calcext:value-type="float">
            <text:p>1191,8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2_fa4d4c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553.835" calcext:value-type="float">
            <text:p>553,835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2_fa4d4c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072.4" calcext:value-type="float">
            <text:p>1072,4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2_fa4d4c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834.591" calcext:value-type="float">
            <text:p>834,59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2_fa4d4c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993.02" calcext:value-type="float">
            <text:p>993,0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2.2.core_fa8592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356024" calcext:value-type="float">
            <text:p>0,35602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2.2.core_fa8592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579176" calcext:value-type="float">
            <text:p>0,57917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2.2.core_fa8592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20079" calcext:value-type="float">
            <text:p>0,12007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2.2.core_fa8592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517164" calcext:value-type="float">
            <text:p>0,517164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3_b0840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471.737" calcext:value-type="float">
            <text:p>471,73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3_b0840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754.107" calcext:value-type="float">
            <text:p>754,10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3_b0840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696.11" calcext:value-type="float">
            <text:p>696,1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3_b0840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857.287" calcext:value-type="float">
            <text:p>857,28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3.core_b209ff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70.6866" calcext:value-type="float">
            <text:p>70,686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3.core_b209ff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8.5351" calcext:value-type="float">
            <text:p>18,535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3.core_b209ff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33.2781" calcext:value-type="float">
            <text:p>33,278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3.core_b209ff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22.8465" calcext:value-type="float">
            <text:p>22,8465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4_3916ec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593.555" calcext:value-type="float">
            <text:p>593,555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4_3916ec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101.16" calcext:value-type="float">
            <text:p>1101,1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4_3916ec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763.059" calcext:value-type="float">
            <text:p>763,059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4_3916ec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757.328" calcext:value-type="float">
            <text:p>757,32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4_dd3a27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605.872" calcext:value-type="float">
            <text:p>605,87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4_dd3a27e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856.622" calcext:value-type="float">
            <text:p>856,62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4_dd3a27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491.255" calcext:value-type="float">
            <text:p>491,255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4_dd3a27e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842.699" calcext:value-type="float">
            <text:p>842,699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4GuaranteesOnly_88f351a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551.728" calcext:value-type="float">
            <text:p>551,72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4GuaranteesOnly_88f351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480.28" calcext:value-type="float">
            <text:p>1480,2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4GuaranteesOnly_88f351a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TIMEOUTED</text:p>
          </table:table-cell>
          <table:table-cell office:value-type="float" office:value="7487.61" calcext:value-type="float">
            <text:p>7487,6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4GuaranteesOnly_88f351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TIMEOUTED</text:p>
          </table:table-cell>
          <table:table-cell office:value-type="float" office:value="7209.36" calcext:value-type="float">
            <text:p>7209,3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5_f82794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481.27" calcext:value-type="float">
            <text:p>7481,2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5_f82794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730.82" calcext:value-type="float">
            <text:p>1730,8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5_f82794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TIMEOUTED</text:p>
          </table:table-cell>
          <table:table-cell office:value-type="float" office:value="7482.01" calcext:value-type="float">
            <text:p>7482,0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lixSpecFixed5_f82794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730.78" calcext:value-type="float">
            <text:p>1730,7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ull_f1477c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765.81" calcext:value-type="float">
            <text:p>765,8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ull_f1477c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912.662" calcext:value-type="float">
            <text:p>912,66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ull_f1477c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TIMEOUTED</text:p>
          </table:table-cell>
          <table:table-cell office:value-type="float" office:value="7479.36" calcext:value-type="float">
            <text:p>7479,3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ull_f1477c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TIMEOUTED</text:p>
          </table:table-cell>
          <table:table-cell office:value-type="float" office:value="7210.38" calcext:value-type="float">
            <text:p>7210,3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ating_235467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.53283" calcext:value-type="float">
            <text:p>1,53283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ating_235467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16085" calcext:value-type="float">
            <text:p>0,116085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ating_235467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02053" calcext:value-type="float">
            <text:p>0,00030205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ating_235467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962869" calcext:value-type="float">
            <text:p>0,096286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ating_974f4a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954372" calcext:value-type="float">
            <text:p>0,954372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ating_974f4a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.02154" calcext:value-type="float">
            <text:p>1,02154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ating_974f4a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91971" calcext:value-type="float">
            <text:p>0,00039197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ating_974f4a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093" calcext:value-type="float">
            <text:p>0,109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ating_b02056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162004" calcext:value-type="float">
            <text:p>0,00016200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ating_b02056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340544" calcext:value-type="float">
            <text:p>0,340544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ating_b02056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51028" calcext:value-type="float">
            <text:p>0,151028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ating_b02056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42889" calcext:value-type="float">
            <text:p>0,00034288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ating_b209ff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472063" calcext:value-type="float">
            <text:p>0,472063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ating_b209ff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138112" calcext:value-type="float">
            <text:p>0,000138112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ating_b209ff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36922" calcext:value-type="float">
            <text:p>0,00033692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ating_b209ff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273987" calcext:value-type="float">
            <text:p>0,00027398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atingMin_d6c5ac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671715" calcext:value-type="float">
            <text:p>0,671715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atingMin_d6c5ac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267113" calcext:value-type="float">
            <text:p>0,000267113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atingMin_d6c5ac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12939" calcext:value-type="float">
            <text:p>0,00031293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atingMin_d6c5ac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132928" calcext:value-type="float">
            <text:p>0,00013292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tendDemo_42dc4f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220.372" calcext:value-type="float">
            <text:p>220,37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tendDemo_42dc4f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99.4657" calcext:value-type="float">
            <text:p>99,465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tendDemo_42dc4f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TIMEOUTED</text:p>
          </table:table-cell>
          <table:table-cell office:value-type="float" office:value="7554.47" calcext:value-type="float">
            <text:p>7554,4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tendDemo_42dc4f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TIMEOUTED</text:p>
          </table:table-cell>
          <table:table-cell office:value-type="float" office:value="7200.93" calcext:value-type="float">
            <text:p>7200,93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rvis_gideon_a02758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998.104" calcext:value-type="float">
            <text:p>998,104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rvis_gideon_a02758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560.988" calcext:value-type="float">
            <text:p>560,98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rvis_gideon_a02758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TIMEOUTED</text:p>
          </table:table-cell>
          <table:table-cell office:value-type="float" office:value="7517.33" calcext:value-type="float">
            <text:p>7517,33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rvis_gideon_a02758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TIMEOUTED</text:p>
          </table:table-cell>
          <table:table-cell office:value-type="float" office:value="7205.72" calcext:value-type="float">
            <text:p>7205,7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rvis_philippe_484face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609.663" calcext:value-type="float">
            <text:p>609,663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rvis_philippe_484face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314.79" calcext:value-type="float">
            <text:p>1314,79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rvis_philippe_484face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TIMEOUTED</text:p>
          </table:table-cell>
          <table:table-cell office:value-type="float" office:value="7556.73" calcext:value-type="float">
            <text:p>7556,73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rvis_philippe_484face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TIMEOUTED</text:p>
          </table:table-cell>
          <table:table-cell office:value-type="float" office:value="7209.46" calcext:value-type="float">
            <text:p>7209,4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mpController_974f4a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2.65372" calcext:value-type="float">
            <text:p>2,65372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mpController_974f4a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.48382" calcext:value-type="float">
            <text:p>1,48382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mpController_974f4a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279062" calcext:value-type="float">
            <text:p>0,00027906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mpController_974f4a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00299" calcext:value-type="float">
            <text:p>0,10029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zy_shades_problem_d6376bf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1.4677" calcext:value-type="float">
            <text:p>11,4677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zy_shades_problem_d6376b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8.86185" calcext:value-type="float">
            <text:p>8,86185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zy_shades_problem_d6376bf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39715" calcext:value-type="float">
            <text:p>0,13971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zy_shades_problem_d6376b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946881" calcext:value-type="float">
            <text:p>0,094688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_a50cad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8856" calcext:value-type="float">
            <text:p>0,1885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_a50cad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46061" calcext:value-type="float">
            <text:p>0,04606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_a50cad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75995" calcext:value-type="float">
            <text:p>1,75995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_a50cad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404444" calcext:value-type="float">
            <text:p>0,404444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_aeb1d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366871" calcext:value-type="float">
            <text:p>0,36687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_aeb1d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898871" calcext:value-type="float">
            <text:p>0,89887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_aeb1d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76764" calcext:value-type="float">
            <text:p>1,7676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_aeb1d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2.56206" calcext:value-type="float">
            <text:p>2,56206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_d65ed8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3.21667" calcext:value-type="float">
            <text:p>3,21667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_d65ed84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.62842" calcext:value-type="float">
            <text:p>1,62842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_d65ed8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483433" calcext:value-type="float">
            <text:p>0,48343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_d65ed84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99387" calcext:value-type="float">
            <text:p>0,19938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_06e9ca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8.42998" calcext:value-type="float">
            <text:p>8,4299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_06e9ca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22.5485" calcext:value-type="float">
            <text:p>22,5485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_06e9ca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78992" calcext:value-type="float">
            <text:p>0,00037899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_06e9ca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984569" calcext:value-type="float">
            <text:p>0,098456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_2c5b09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7.95869" calcext:value-type="float">
            <text:p>7,9586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_2c5b09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53.3631" calcext:value-type="float">
            <text:p>53,3631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_2c5b09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87884" calcext:value-type="float">
            <text:p>0,18788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_2c5b09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92479" calcext:value-type="float">
            <text:p>0,09247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_346112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3.62988" calcext:value-type="float">
            <text:p>3,6298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_3461125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8.00981" calcext:value-type="float">
            <text:p>8,00981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_346112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312406" calcext:value-type="float">
            <text:p>0,31240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_3461125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0015" calcext:value-type="float">
            <text:p>0,1001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_9cac58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.90654" calcext:value-type="float">
            <text:p>1,9065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_9cac58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6.99051" calcext:value-type="float">
            <text:p>6,99051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_9cac58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48947" calcext:value-type="float">
            <text:p>0,00034894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_9cac58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36696" calcext:value-type="float">
            <text:p>0,13669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_b0840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3.40353" calcext:value-type="float">
            <text:p>3,4035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_b0840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2.7241" calcext:value-type="float">
            <text:p>12,7241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_b0840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251002" calcext:value-type="float">
            <text:p>0,00025100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_b0840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3789" calcext:value-type="float">
            <text:p>0,1378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_f39875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6.88196" calcext:value-type="float">
            <text:p>6,88196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_f3987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42907" calcext:value-type="float">
            <text:p>0,00034290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_f39875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891861" calcext:value-type="float">
            <text:p>0,089186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_f3987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3.16146" calcext:value-type="float">
            <text:p>3,1614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06e9ca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81.3631" calcext:value-type="float">
            <text:p>81,363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06e9ca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31.6438" calcext:value-type="float">
            <text:p>31,643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06e9ca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3.64305" calcext:value-type="float">
            <text:p>3,6430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06e9ca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2.17421" calcext:value-type="float">
            <text:p>2,1742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0f5381e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57.914" calcext:value-type="float">
            <text:p>157,914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0f5381e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5.1394" calcext:value-type="float">
            <text:p>15,1394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0f5381e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2.94816" calcext:value-type="float">
            <text:p>2,9481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0f5381e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91344" calcext:value-type="float">
            <text:p>1,9134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2c5b09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07.274" calcext:value-type="float">
            <text:p>107,274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2c5b09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45.5309" calcext:value-type="float">
            <text:p>45,5309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2c5b09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3.69065" calcext:value-type="float">
            <text:p>3,6906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2c5b09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2.31311" calcext:value-type="float">
            <text:p>2,3131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9cac58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12.675" calcext:value-type="float">
            <text:p>112,675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9cac58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90.3967" calcext:value-type="float">
            <text:p>90,3967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9cac58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2.99045" calcext:value-type="float">
            <text:p>2,9904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9cac58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96187" calcext:value-type="float">
            <text:p>1,9618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b02056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01.357" calcext:value-type="float">
            <text:p>101,357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b02056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90.6242" calcext:value-type="float">
            <text:p>90,6242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b02056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4.94822" calcext:value-type="float">
            <text:p>4,9482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b02056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2.14328" calcext:value-type="float">
            <text:p>2,1432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f1477c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47.4352" calcext:value-type="float">
            <text:p>47,435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f1477c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8.8542" calcext:value-type="float">
            <text:p>18,854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f1477c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2.75787" calcext:value-type="float">
            <text:p>2,7578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f1477c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7.98696" calcext:value-type="float">
            <text:p>7,98696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f39875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81446" calcext:value-type="float">
            <text:p>1,8144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f3987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97.2501" calcext:value-type="float">
            <text:p>97,2501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f39875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89.9808" calcext:value-type="float">
            <text:p>89,9808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_f3987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4.24468" calcext:value-type="float">
            <text:p>4,2446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Min_9cbf25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442585" calcext:value-type="float">
            <text:p>0,44258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Min_9cbf25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3.32879" calcext:value-type="float">
            <text:p>3,32879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Min_9cbf25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.98311" calcext:value-type="float">
            <text:p>1,98311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2Min_9cbf25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935639" calcext:value-type="float">
            <text:p>0,93563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_06e9ca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59.6528" calcext:value-type="float">
            <text:p>59,6528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_06e9ca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33.231" calcext:value-type="float">
            <text:p>33,231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_06e9ca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17889" calcext:value-type="float">
            <text:p>0,00031788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_06e9ca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38723" calcext:value-type="float">
            <text:p>0,13872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_235467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1.9059" calcext:value-type="float">
            <text:p>11,9059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_235467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7.94858" calcext:value-type="float">
            <text:p>7,94858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_235467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66953" calcext:value-type="float">
            <text:p>0,00036695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_235467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61724" calcext:value-type="float">
            <text:p>0,16172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_2c5b09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81.6821" calcext:value-type="float">
            <text:p>81,6821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_2c5b09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57.0051" calcext:value-type="float">
            <text:p>57,0051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_2c5b09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80067" calcext:value-type="float">
            <text:p>0,08006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_2c5b09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18433" calcext:value-type="float">
            <text:p>0,11843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_3916ec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27.3984" calcext:value-type="float">
            <text:p>27,3984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_3916ec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4.4231" calcext:value-type="float">
            <text:p>14,4231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_3916ec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200063" calcext:value-type="float">
            <text:p>0,20006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_3916ec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18077" calcext:value-type="float">
            <text:p>0,11807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_6bea956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4.1121" calcext:value-type="float">
            <text:p>14,1121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_6bea956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7.59988" calcext:value-type="float">
            <text:p>7,59988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_6bea956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376263" calcext:value-type="float">
            <text:p>0,37626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_6bea956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213259" calcext:value-type="float">
            <text:p>0,021325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_f1477c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894539" calcext:value-type="float">
            <text:p>0,089453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_f1477c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2.9187" calcext:value-type="float">
            <text:p>12,9187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_f1477c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8.12222" calcext:value-type="float">
            <text:p>8,12222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_f1477c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427277" calcext:value-type="float">
            <text:p>0,42727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Min_6479ef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572022" calcext:value-type="float">
            <text:p>0,572022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Min_6479ef9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298689" calcext:value-type="float">
            <text:p>0,298689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Min_6479ef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08011" calcext:value-type="float">
            <text:p>0,00030801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3Min_6479ef9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419031" calcext:value-type="float">
            <text:p>0,041903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Min_6bea956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36807" calcext:value-type="float">
            <text:p>0,0003680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Min_6bea956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291039" calcext:value-type="float">
            <text:p>0,291039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Min_6bea956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839" calcext:value-type="float">
            <text:p>0,183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Min_6bea956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547949" calcext:value-type="float">
            <text:p>0,054794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Total_06e9ca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45.715" calcext:value-type="float">
            <text:p>145,715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Total_06e9ca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66.5838" calcext:value-type="float">
            <text:p>66,583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Total_06e9ca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48.7406" calcext:value-type="float">
            <text:p>48,740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Total_06e9ca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7.5288" calcext:value-type="float">
            <text:p>17,528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Total_2c5b09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82.764" calcext:value-type="float">
            <text:p>182,764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Total_2c5b09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03.396" calcext:value-type="float">
            <text:p>103,39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Total_2c5b09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41.3024" calcext:value-type="float">
            <text:p>41,302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Total_2c5b09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37.6741" calcext:value-type="float">
            <text:p>37,6741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Total_9cbf25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66.8248" calcext:value-type="float">
            <text:p>66,824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Total_9cbf25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24.2218" calcext:value-type="float">
            <text:p>24,221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Total_9cbf25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44.1588" calcext:value-type="float">
            <text:p>44,158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Total_9cbf25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7.727" calcext:value-type="float">
            <text:p>17,72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Total_d65ed8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66.8792" calcext:value-type="float">
            <text:p>66,879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Total_d65ed84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23.3233" calcext:value-type="float">
            <text:p>23,3233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Total_d65ed8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40.8688" calcext:value-type="float">
            <text:p>40,868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sTotal_d65ed84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7.906" calcext:value-type="float">
            <text:p>17,90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14a3b3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547.31" calcext:value-type="float">
            <text:p>7547,3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14a3b3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10.49" calcext:value-type="float">
            <text:p>7210,49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14a3b3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486.736" calcext:value-type="float">
            <text:p>486,73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14a3b3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494.011" calcext:value-type="float">
            <text:p>494,01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4b5e6e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548.47" calcext:value-type="float">
            <text:p>7548,4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4b5e6ea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19.91" calcext:value-type="float">
            <text:p>7219,9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4b5e6e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562.556" calcext:value-type="float">
            <text:p>562,55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4b5e6ea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512.47" calcext:value-type="float">
            <text:p>512,4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88c5c1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774.42" calcext:value-type="float">
            <text:p>1774,4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88c5c1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953.77" calcext:value-type="float">
            <text:p>1953,7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88c5c1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435.272" calcext:value-type="float">
            <text:p>435,27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88c5c1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493.286" calcext:value-type="float">
            <text:p>493,28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9cac58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736.7" calcext:value-type="float">
            <text:p>1736,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9cac58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892.69" calcext:value-type="float">
            <text:p>1892,69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9cac58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433.445" calcext:value-type="float">
            <text:p>433,445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9cac58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450.44" calcext:value-type="float">
            <text:p>450,44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c92eb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569.23" calcext:value-type="float">
            <text:p>7569,23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c92eb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22.6" calcext:value-type="float">
            <text:p>7222,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c92eb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342.071" calcext:value-type="float">
            <text:p>342,07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c92eb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511.195" calcext:value-type="float">
            <text:p>511,195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f1477c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4486.06" calcext:value-type="float">
            <text:p>4486,0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f1477c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5404.97" calcext:value-type="float">
            <text:p>5404,9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f1477c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434.007" calcext:value-type="float">
            <text:p>434,00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f1477c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479.086" calcext:value-type="float">
            <text:p>479,08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f2774e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454.033" calcext:value-type="float">
            <text:p>454,033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f2774e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3734.33" calcext:value-type="float">
            <text:p>3734,33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f2774e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5316.25" calcext:value-type="float">
            <text:p>5316,25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_f2774e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559.933" calcext:value-type="float">
            <text:p>559,933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06e9ca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356.48" calcext:value-type="float">
            <text:p>7356,4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06e9ca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06.65" calcext:value-type="float">
            <text:p>7206,65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06e9ca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145.54" calcext:value-type="float">
            <text:p>1145,54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06e9ca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954.523" calcext:value-type="float">
            <text:p>954,523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1cf58f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374.32" calcext:value-type="float">
            <text:p>7374,3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1cf58fc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5811.34" calcext:value-type="float">
            <text:p>5811,34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1cf58f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99.3678" calcext:value-type="float">
            <text:p>99,367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1cf58fc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51.7636" calcext:value-type="float">
            <text:p>51,763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2c5b09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55.95" calcext:value-type="float">
            <text:p>7255,95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2c5b09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05.75" calcext:value-type="float">
            <text:p>7205,75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2c5b09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045.8" calcext:value-type="float">
            <text:p>1045,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2c5b09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951.767" calcext:value-type="float">
            <text:p>951,76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407db2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468.62" calcext:value-type="float">
            <text:p>7468,6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407db2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06.42" calcext:value-type="float">
            <text:p>7206,4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407db2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132.87" calcext:value-type="float">
            <text:p>1132,8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407db2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990.861" calcext:value-type="float">
            <text:p>990,86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4d4ca5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503.38" calcext:value-type="float">
            <text:p>7503,38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4d4ca5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00.46" calcext:value-type="float">
            <text:p>7200,46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4d4ca5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405901" calcext:value-type="float">
            <text:p>0,40590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4d4ca5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31407" calcext:value-type="float">
            <text:p>0,13140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63831f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00.64" calcext:value-type="float">
            <text:p>7200,64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63831f8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129.16" calcext:value-type="float">
            <text:p>1129,1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63831f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783.016" calcext:value-type="float">
            <text:p>783,01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63831f8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551.1" calcext:value-type="float">
            <text:p>7551,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68c867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478.02" calcext:value-type="float">
            <text:p>7478,0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68c867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00.72" calcext:value-type="float">
            <text:p>7200,7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68c867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139.38" calcext:value-type="float">
            <text:p>1139,3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68c867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843.779" calcext:value-type="float">
            <text:p>843,779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9cac58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554.32" calcext:value-type="float">
            <text:p>7554,32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9cac58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00.45" calcext:value-type="float">
            <text:p>7200,45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9cac58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227751" calcext:value-type="float">
            <text:p>0,22775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9cac58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42473" calcext:value-type="float">
            <text:p>0,14247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d65ed84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809.059" calcext:value-type="float">
            <text:p>809,059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d65ed8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557.61" calcext:value-type="float">
            <text:p>7557,6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d65ed84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01.25" calcext:value-type="float">
            <text:p>7201,25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_d65ed8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118.16" calcext:value-type="float">
            <text:p>1118,1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Min_6cbc6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98.392" calcext:value-type="float">
            <text:p>198,392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Min_6cbc6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63.7758" calcext:value-type="float">
            <text:p>63,7758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Min_6cbc6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11013" calcext:value-type="float">
            <text:p>0,00031101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Min_6cbc6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253802" calcext:value-type="float">
            <text:p>0,0025380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s_06cf2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52.26" calcext:value-type="float">
            <text:p>7252,2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s_06cf23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00.87" calcext:value-type="float">
            <text:p>7200,8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s_06cf2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2039.36" calcext:value-type="float">
            <text:p>2039,3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s_06cf23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2190.98" calcext:value-type="float">
            <text:p>2190,9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s_06e9ca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50.04" calcext:value-type="float">
            <text:p>7250,04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s_06e9ca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00.88" calcext:value-type="float">
            <text:p>7200,8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s_06e9ca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2155.53" calcext:value-type="float">
            <text:p>2155,53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s_06e9ca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2173.96" calcext:value-type="float">
            <text:p>2173,9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s_2c5b09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45.71" calcext:value-type="float">
            <text:p>7245,7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s_2c5b09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01.77" calcext:value-type="float">
            <text:p>7201,7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s_2c5b09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2003.16" calcext:value-type="float">
            <text:p>2003,1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s_2c5b09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2259.97" calcext:value-type="float">
            <text:p>2259,9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s_42dc4f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01.59" calcext:value-type="float">
            <text:p>7201,59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s_42dc4f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4355.81" calcext:value-type="float">
            <text:p>4355,8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s_42dc4f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5148.36" calcext:value-type="float">
            <text:p>5148,3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s_42dc4f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49.87" calcext:value-type="float">
            <text:p>7249,8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s_9cbf25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64.53" calcext:value-type="float">
            <text:p>7264,53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s_9cbf25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00.52" calcext:value-type="float">
            <text:p>7200,5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s_9cbf25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988.57" calcext:value-type="float">
            <text:p>1988,5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s_9cbf25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2088.31" calcext:value-type="float">
            <text:p>2088,3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s_d6c5ac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52.28" calcext:value-type="float">
            <text:p>7252,2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s_d6c5ac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IMEOUTED</text:p>
          </table:table-cell>
          <table:table-cell office:value-type="float" office:value="7200.75" calcext:value-type="float">
            <text:p>7200,75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s_d6c5ac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2036.1" calcext:value-type="float">
            <text:p>2036,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2s_d6c5ac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2135.07" calcext:value-type="float">
            <text:p>2135,07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Min_d6c5ac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60.951" calcext:value-type="float">
            <text:p>60,951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Min_d6c5ac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21.9391" calcext:value-type="float">
            <text:p>21,939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Min_d6c5ac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23.1508" calcext:value-type="float">
            <text:p>23,1508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ningMin_d6c5ac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55.652" calcext:value-type="float">
            <text:p>155,65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ugController_fa4d4c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2.39597" calcext:value-type="float">
            <text:p>2,39597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ugController_fa4d4c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971465" calcext:value-type="float">
            <text:p>0,971465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ugController_fa4d4c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522501" calcext:value-type="float">
            <text:p>0,52250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ugController_fa4d4c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40467" calcext:value-type="float">
            <text:p>0,14046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ugDeviceModel_b0840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.16715" calcext:value-type="float">
            <text:p>1,16715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ugDeviceModel_b0840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485" calcext:value-type="float">
            <text:p>0,0485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ugDeviceModel_b0840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08114" calcext:value-type="float">
            <text:p>1,08114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ugDeviceModel_b0840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33268" calcext:value-type="float">
            <text:p>0,033268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m_a50cad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295997" calcext:value-type="float">
            <text:p>0,00029599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m_a50cad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14632" calcext:value-type="float">
            <text:p>0,01463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m_a50cad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95352" calcext:value-type="float">
            <text:p>0,95352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m_a50cad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515401" calcext:value-type="float">
            <text:p>0,0515401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_6479ef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06425" calcext:value-type="float">
            <text:p>0,106425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_6479ef9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820181" calcext:value-type="float">
            <text:p>0,0820181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_6479ef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14036" calcext:value-type="float">
            <text:p>0,00031403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_6479ef9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56529" calcext:value-type="float">
            <text:p>0,05652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_974f4a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3.20685" calcext:value-type="float">
            <text:p>3,20685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_974f4a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3403" calcext:value-type="float">
            <text:p>0,0003340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_974f4a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73786" calcext:value-type="float">
            <text:p>0,17378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_974f4a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5.87581" calcext:value-type="float">
            <text:p>5,87581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_9cac58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371913" calcext:value-type="float">
            <text:p>0,371913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_9cac58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14852" calcext:value-type="float">
            <text:p>0,114852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_9cac58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270025" calcext:value-type="float">
            <text:p>0,00027002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_9cac58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891841" calcext:value-type="float">
            <text:p>0,089184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_a02758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395869" calcext:value-type="float">
            <text:p>0,395869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_a02758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158062" calcext:value-type="float">
            <text:p>0,000158062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_a02758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235279" calcext:value-type="float">
            <text:p>0,23527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_a02758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552109" calcext:value-type="float">
            <text:p>0,0055210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_b209ff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897149" calcext:value-type="float">
            <text:p>0,089714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_b209ff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.20193" calcext:value-type="float">
            <text:p>1,20193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_b209ff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282288" calcext:value-type="float">
            <text:p>0,282288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_b209ff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45022" calcext:value-type="float">
            <text:p>0,00034502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2_235467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.46823" calcext:value-type="float">
            <text:p>1,46823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2_235467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46526" calcext:value-type="float">
            <text:p>0,146526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2_235467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967021" calcext:value-type="float">
            <text:p>0,096702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2_235467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70635" calcext:value-type="float">
            <text:p>0,07063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2_42dc4f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206306" calcext:value-type="float">
            <text:p>0,206306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2_42dc4f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33214" calcext:value-type="float">
            <text:p>0,33214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2_42dc4f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64097" calcext:value-type="float">
            <text:p>0,06409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2_42dc4f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754581" calcext:value-type="float">
            <text:p>0,075458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2_70523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805781" calcext:value-type="float">
            <text:p>0,805781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2_70523f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78625" calcext:value-type="float">
            <text:p>0,178625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2_70523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294929" calcext:value-type="float">
            <text:p>0,00029492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2_70523f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220099" calcext:value-type="float">
            <text:p>0,022009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2_a5f99b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200093" calcext:value-type="float">
            <text:p>0,200093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2_a5f99b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75738" calcext:value-type="float">
            <text:p>0,175738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2_a5f99b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56045" calcext:value-type="float">
            <text:p>0,00035604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2_a5f99b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678009" calcext:value-type="float">
            <text:p>0,067800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2Min_63831f8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.38212" calcext:value-type="float">
            <text:p>1,38212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2Min_63831f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82365" calcext:value-type="float">
            <text:p>0,082365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2Min_63831f8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279933" calcext:value-type="float">
            <text:p>0,00027993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2Min_63831f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243065" calcext:value-type="float">
            <text:p>0,00024306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Min_aeb1d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328217" calcext:value-type="float">
            <text:p>0,328217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Min_aeb1d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29075" calcext:value-type="float">
            <text:p>0,029075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Min_aeb1d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21963" calcext:value-type="float">
            <text:p>0,2196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esMin_aeb1d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506989" calcext:value-type="float">
            <text:p>0,050698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ngleContoller_d65ed8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376.274" calcext:value-type="float">
            <text:p>376,274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ngleContoller_d65ed84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208.243" calcext:value-type="float">
            <text:p>208,243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ngleContoller_d65ed8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3.2131" calcext:value-type="float">
            <text:p>13,213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ngleContoller_d65ed84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6.04958" calcext:value-type="float">
            <text:p>6,0495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stem_b0840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218985" calcext:value-type="float">
            <text:p>0,00021898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stem_b0840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182589" calcext:value-type="float">
            <text:p>0,018258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stem_b0840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08061" calcext:value-type="float">
            <text:p>0,00030806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stem_b0840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334577" calcext:value-type="float">
            <text:p>0,334577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_f3987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.07464" calcext:value-type="float">
            <text:p>1,07464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_f39875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955529" calcext:value-type="float">
            <text:p>0,0955529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_f3987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294098" calcext:value-type="float">
            <text:p>0,00029409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_f39875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9402" calcext:value-type="float">
            <text:p>0,0940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2_f2774e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2.36888" calcext:value-type="float">
            <text:p>2,36888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2_f2774e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486541" calcext:value-type="float">
            <text:p>0,486541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2_f2774e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99.3098" calcext:value-type="float">
            <text:p>99,309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2_f2774e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68.2342" calcext:value-type="float">
            <text:p>68,2342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3_efe2fe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88436" calcext:value-type="float">
            <text:p>0,088436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3_efe2fe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220944" calcext:value-type="float">
            <text:p>0,220944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3_efe2fe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74.5574" calcext:value-type="float">
            <text:p>74,557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3_efe2fe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30.966" calcext:value-type="float">
            <text:p>30,966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4_4b82b1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309075" calcext:value-type="float">
            <text:p>0,00030907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4_4b82b1f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69516" calcext:value-type="float">
            <text:p>0,06951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4_4b82b1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2.42996" calcext:value-type="float">
            <text:p>2,42996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4_4b82b1f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21727" calcext:value-type="float">
            <text:p>1,21727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5_6cbc6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.20303" calcext:value-type="float">
            <text:p>1,20303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5_6cbc6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04681" calcext:value-type="float">
            <text:p>0,104681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5_6cbc6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212431" calcext:value-type="float">
            <text:p>0,21243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5_6cbc6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98152" calcext:value-type="float">
            <text:p>0,09815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6_0f5381e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7029" calcext:value-type="float">
            <text:p>0,17029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6_0f5381e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296905" calcext:value-type="float">
            <text:p>0,00029690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6_0f5381e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230526" calcext:value-type="float">
            <text:p>0,23052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6_0f5381e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.13491" calcext:value-type="float">
            <text:p>1,13491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7_2c5b09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617586" calcext:value-type="float">
            <text:p>0,617586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7_2c5b09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28553" calcext:value-type="float">
            <text:p>0,128553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7_2c5b09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847101" calcext:value-type="float">
            <text:p>0,084710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7_2c5b09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05851" calcext:value-type="float">
            <text:p>0,10585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8_88f351a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36056" calcext:value-type="float">
            <text:p>0,13605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8_88f351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872699" calcext:value-type="float">
            <text:p>0,087269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8_88f351a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580752" calcext:value-type="float">
            <text:p>0,580752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8_88f351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318319" calcext:value-type="float">
            <text:p>0,318319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9_dd3a27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310992" calcext:value-type="float">
            <text:p>0,00031099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9_dd3a27e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23703" calcext:value-type="float">
            <text:p>0,12370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9_dd3a27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421122" calcext:value-type="float">
            <text:p>0,42112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9_dd3a27e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516572" calcext:value-type="float">
            <text:p>0,516572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me_a50cad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00429979" calcext:value-type="float">
            <text:p>0,00042997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me_a50cad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66999" calcext:value-type="float">
            <text:p>0,06699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me_a50cad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499043" calcext:value-type="float">
            <text:p>0,000499043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me_a50cad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822859" calcext:value-type="float">
            <text:p>0,0822859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mer_a50cad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56507" calcext:value-type="float">
            <text:p>0,056507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mer_a50cad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84029" calcext:value-type="float">
            <text:p>0,18402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mer_a50cad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362251" calcext:value-type="float">
            <text:p>0,036225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mer_a50cad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343594" calcext:value-type="float">
            <text:p>0,343594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mp_13cfc6f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102.375" calcext:value-type="float">
            <text:p>102,375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mp_13cfc6f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ID NOT EXIT SUCCESSFULLY</text:p>
          </table:table-cell>
          <table:table-cell office:value-type="float" office:value="40.0858" calcext:value-type="float">
            <text:p>40,0858</text:p>
          </table:table-cell>
          <table:table-cell office:value-type="string" calcext:value-type="string">
            <text:p>NO REALIZABILITY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mp_13cfc6f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24651" calcext:value-type="float">
            <text:p>1,2465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mp_13cfc6f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36271" calcext:value-type="float">
            <text:p>1,3627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rnlight_2d1010f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29592" calcext:value-type="float">
            <text:p>0,12959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rnlight_2d1010f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.45611" calcext:value-type="float">
            <text:p>1,45611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rnlight_2d1010f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71145" calcext:value-type="float">
            <text:p>0,171145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rnlight_2d1010f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298992" calcext:value-type="float">
            <text:p>0,00029899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rnlight_a50cad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112057" calcext:value-type="float">
            <text:p>0,11205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rnlight_a50cad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0410619" calcext:value-type="float">
            <text:p>0,041061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rnlight_a50cad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284416" calcext:value-type="float">
            <text:p>0,284416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rnlight_a50cad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19664" calcext:value-type="float">
            <text:p>0,119664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_235467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7.27794" calcext:value-type="float">
            <text:p>7,27794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_235467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4.27671" calcext:value-type="float">
            <text:p>4,27671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_235467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29943" calcext:value-type="float">
            <text:p>0,00032994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_235467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233457" calcext:value-type="float">
            <text:p>0,23345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_42dc4f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6.96095" calcext:value-type="float">
            <text:p>6,96095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_42dc4f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4.56429" calcext:value-type="float">
            <text:p>4,56429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_42dc4f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63648" calcext:value-type="float">
            <text:p>0,16364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_42dc4f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46689" calcext:value-type="float">
            <text:p>0,14668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_54e1f7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6.39487" calcext:value-type="float">
            <text:p>6,39487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_54e1f7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3.94393" calcext:value-type="float">
            <text:p>3,94393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_54e1f7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32008" calcext:value-type="float">
            <text:p>0,00033200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_54e1f7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219194" calcext:value-type="float">
            <text:p>0,21919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2_54e1f7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2.6054" calcext:value-type="float">
            <text:p>12,6054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2_54e1f7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4.94896" calcext:value-type="float">
            <text:p>4,94896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2_54e1f7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375652" calcext:value-type="float">
            <text:p>0,37565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2_54e1f7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284276" calcext:value-type="float">
            <text:p>0,284276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2_6479ef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0.1098" calcext:value-type="float">
            <text:p>10,1098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2_6479ef9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5.20493" calcext:value-type="float">
            <text:p>5,20493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2_6479ef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1.6008" calcext:value-type="float">
            <text:p>1,6008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2_6479ef9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453774" calcext:value-type="float">
            <text:p>0,45377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2_9cac58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0.2364" calcext:value-type="float">
            <text:p>10,2364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2_9cac58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5.02748" calcext:value-type="float">
            <text:p>5,02748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2_9cac58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48064" calcext:value-type="float">
            <text:p>0,14806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2_9cac58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215512" calcext:value-type="float">
            <text:p>0,21551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2_aeb1d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5.53379" calcext:value-type="float">
            <text:p>5,53379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2_aeb1d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2.18142" calcext:value-type="float">
            <text:p>2,18142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2_aeb1d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2.40024" calcext:value-type="float">
            <text:p>2,4002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2_aeb1d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9.37698" calcext:value-type="float">
            <text:p>9,37698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2_f1477c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4.37823" calcext:value-type="float">
            <text:p>4,37823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2_f1477c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4.17129" calcext:value-type="float">
            <text:p>4,17129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2_f1477c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3.50536" calcext:value-type="float">
            <text:p>3,50536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2_f1477c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2.3874" calcext:value-type="float">
            <text:p>2,3874</text:p>
          </table:table-cell>
          <table:table-cell office:value-type="string" calcext:value-type="string">
            <text:p>UN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2Min_88c5c1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645399" calcext:value-type="float">
            <text:p>0,645399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2Min_88c5c1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132895" calcext:value-type="float">
            <text:p>0,132895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2Min_88c5c1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360342" calcext:value-type="float">
            <text:p>0,360342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2Min_88c5c1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00308927" calcext:value-type="float">
            <text:p>0,000308927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Min_a5f99b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1.36098" calcext:value-type="float">
            <text:p>1,36098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Min_a5f99b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LID</text:p>
          </table:table-cell>
          <table:table-cell office:value-type="float" office:value="0.287779" calcext:value-type="float">
            <text:p>0,287779</text:p>
          </table:table-cell>
          <table:table-cell office:value-type="string" calcext:value-type="string">
            <text:p>REALIZ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Min_a5f99b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214254" calcext:value-type="float">
            <text:p>0,214254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dowMin_a5f99b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VALID</text:p>
          </table:table-cell>
          <table:table-cell office:value-type="float" office:value="0.092561" calcext:value-type="float">
            <text:p>0,092561</text:p>
          </table:table-cell>
          <table:table-cell office:value-type="string" calcext:value-type="string">
            <text:p>UNSATISFIABLE</text:p>
          </table:table-cell>
          <table:table-cell table:number-columns-repeated="1018"/>
        </table:table-row>
        <table:table-row table:style-name="ro2" table:number-rows-repeated="10478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trix.A1:strix.D190">
          <table:sort>
            <table:sort-by table:field-number="0" table:data-type="automatic"/>
          </table:sort>
        </table:database-range>
        <table:database-range table:name="__Anonymous_Sheet_DB__1" table:target-range-address="strix_splits.A1:strix_splits.D107">
          <table:sort>
            <table:sort-by table:field-number="0" table:data-type="automatic"/>
          </table:sort>
        </table:database-range>
        <table:database-range table:name="__Anonymous_Sheet_DB__2" table:target-range-address="minibowser.A2:minibowser.F7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.00.0000</text:date>, <text:time style:data-style-name="N2" text:time-value="10:22:40.87295258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1-04-06T10:30:46.773782505</dc:date>
    <meta:editing-duration>P3DT3H26M21S</meta:editing-duration>
    <meta:editing-cycles>5</meta:editing-cycles>
    <meta:generator>LibreOffice/6.3.2.2$Linux_X86_64 LibreOffice_project/98b30e735bda24bc04ab42594c85f7fd8be07b9c</meta:generator>
    <meta:document-statistic meta:table-count="3" meta:cell-count="5801" meta:object-count="0"/>
  </office:meta>
</office:document-meta>
</file>